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134592" table:style-name="ce9">
            <text:p>13.134.592</text:p>
          </table:table-cell>
          <table:table-cell office:value-type="percentage" office:value="0.95412239442400382" table:style-name="ce10">
            <text:p>95,4%</text:p>
          </table:table-cell>
          <table:table-cell office:value-type="float" office:value="6848946" table:style-name="ce8">
            <text:p>6.848.946</text:p>
          </table:table-cell>
          <table:table-cell office:value-type="float" office:value="6744085" table:style-name="ce8">
            <text:p>6.744.085</text:p>
          </table:table-cell>
          <table:table-cell office:value-type="float" office:value="293258" table:style-name="ce8">
            <text:p>293.258</text:p>
          </table:table-cell>
          <table:table-cell office:value-type="date" office:date-value="2021-11-02T00:00:00" table:style-name="ce11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17367" table:style-name="ce7">
            <text:p>1.517.367</text:p>
          </table:table-cell>
          <table:table-cell office:value-type="float" office:value="269550" table:style-name="ce7">
            <text:p>269.55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14792" table:style-name="ce14">
            <text:p>2.114.792</text:p>
          </table:table-cell>
          <table:table-cell office:value-type="float" office:value="2011756" table:style-name="ce14">
            <text:p>2.011.756</text:p>
          </table:table-cell>
          <table:table-cell office:value-type="percentage" office:value="0.95127842359910575" table:style-name="ce15">
            <text:p>95,1%</text:p>
          </table:table-cell>
          <table:table-cell office:value-type="float" office:value="1067254" table:style-name="ce13">
            <text:p>1.067.254</text:p>
          </table:table-cell>
          <table:table-cell office:value-type="float" office:value="1048207" table:style-name="ce13">
            <text:p>1.048.207</text:p>
          </table:table-cell>
          <table:table-cell office:value-type="float" office:value="23955" table:style-name="ce13">
            <text:p>23.955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24725" table:style-name="ce7">
            <text:p>1.224.72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650625" table:style-name="ce14">
            <text:p>1.650.625</text:p>
          </table:table-cell>
          <table:table-cell office:value-type="float" office:value="1701799" table:style-name="ce14">
            <text:p>1.701.799</text:p>
          </table:table-cell>
          <table:table-cell office:value-type="percentage" office:value="1.0310028019689512" table:style-name="ce15">
            <text:p>103,1%</text:p>
          </table:table-cell>
          <table:table-cell office:value-type="float" office:value="873838" table:style-name="ce13">
            <text:p>873.838</text:p>
          </table:table-cell>
          <table:table-cell office:value-type="float" office:value="865758" table:style-name="ce13">
            <text:p>865.758</text:p>
          </table:table-cell>
          <table:table-cell office:value-type="float" office:value="36855" table:style-name="ce13">
            <text:p>36.855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72150" table:style-name="ce7">
            <text:p>1.272.1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891250" table:style-name="ce14">
            <text:p>1.891.250</text:p>
          </table:table-cell>
          <table:table-cell office:value-type="float" office:value="1611567" table:style-name="ce14">
            <text:p>1.611.567</text:p>
          </table:table-cell>
          <table:table-cell office:value-type="percentage" office:value="0.85211738268341042" table:style-name="ce15">
            <text:p>85,2%</text:p>
          </table:table-cell>
          <table:table-cell office:value-type="float" office:value="858327" table:style-name="ce13">
            <text:p>858.327</text:p>
          </table:table-cell>
          <table:table-cell office:value-type="float" office:value="841565" table:style-name="ce13">
            <text:p>841.565</text:p>
          </table:table-cell>
          <table:table-cell office:value-type="float" office:value="7088" table:style-name="ce13">
            <text:p>7.088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358690" table:style-name="ce7">
            <text:p>2.358.69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22840" table:style-name="ce14">
            <text:p>3.522.840</text:p>
          </table:table-cell>
          <table:table-cell office:value-type="float" office:value="3172945" table:style-name="ce14">
            <text:p>3.172.945</text:p>
          </table:table-cell>
          <table:table-cell office:value-type="percentage" office:value="0.90067814604126217" table:style-name="ce15">
            <text:p>90,1%</text:p>
          </table:table-cell>
          <table:table-cell office:value-type="float" office:value="1680465" table:style-name="ce13">
            <text:p>1.680.465</text:p>
          </table:table-cell>
          <table:table-cell office:value-type="float" office:value="1641288" table:style-name="ce13">
            <text:p>1.641.288</text:p>
          </table:table-cell>
          <table:table-cell office:value-type="float" office:value="24093" table:style-name="ce13">
            <text:p>24.093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27305" table:style-name="ce7">
            <text:p>727.30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989605" table:style-name="ce14">
            <text:p>989.605</text:p>
          </table:table-cell>
          <table:table-cell office:value-type="float" office:value="931368" table:style-name="ce14">
            <text:p>931.368</text:p>
          </table:table-cell>
          <table:table-cell office:value-type="percentage" office:value="0.94115126742488164" table:style-name="ce15">
            <text:p>94,1%</text:p>
          </table:table-cell>
          <table:table-cell office:value-type="float" office:value="482690" table:style-name="ce13">
            <text:p>482.690</text:p>
          </table:table-cell>
          <table:table-cell office:value-type="float" office:value="477033" table:style-name="ce13">
            <text:p>477.033</text:p>
          </table:table-cell>
          <table:table-cell office:value-type="float" office:value="16320" table:style-name="ce13">
            <text:p>16.320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81200" table:style-name="ce7">
            <text:p>481.20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8600" table:style-name="ce14">
            <text:p>4.268.600</text:p>
          </table:table-cell>
          <table:table-cell office:value-type="float" office:value="3801220" table:style-name="ce14">
            <text:p>3.801.220</text:p>
          </table:table-cell>
          <table:table-cell office:value-type="percentage" office:value="0.89050742632244761" table:style-name="ce15">
            <text:p>89,1%</text:p>
          </table:table-cell>
          <table:table-cell office:value-type="float" office:value="2004006" table:style-name="ce13">
            <text:p>2.004.006</text:p>
          </table:table-cell>
          <table:table-cell office:value-type="float" office:value="1965037" table:style-name="ce13">
            <text:p>1.965.037</text:p>
          </table:table-cell>
          <table:table-cell office:value-type="float" office:value="62850" table:style-name="ce13">
            <text:p>62.850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30505" table:style-name="ce7">
            <text:p>2.330.505</text:p>
          </table:table-cell>
          <table:table-cell office:value-type="float" office:value="446800" table:style-name="ce7">
            <text:p>446.800</text:p>
          </table:table-cell>
          <table:table-cell office:value-type="float" office:value="396400" table:style-name="ce7">
            <text:p>396.400</text:p>
          </table:table-cell>
          <table:table-cell office:value-type="float" office:value="95075" table:style-name="ce13">
            <text:p>95.075</text:p>
          </table:table-cell>
          <table:table-cell office:value-type="float" office:value="3268780" table:style-name="ce14">
            <text:p>3.268.780</text:p>
          </table:table-cell>
          <table:table-cell office:value-type="float" office:value="3042029" table:style-name="ce14">
            <text:p>3.042.029</text:p>
          </table:table-cell>
          <table:table-cell office:value-type="percentage" office:value="0.93063130586946807" table:style-name="ce15">
            <text:p>93,1%</text:p>
          </table:table-cell>
          <table:table-cell office:value-type="float" office:value="1619666" table:style-name="ce13">
            <text:p>1.619.666</text:p>
          </table:table-cell>
          <table:table-cell office:value-type="float" office:value="1562391" table:style-name="ce13">
            <text:p>1.562.391</text:p>
          </table:table-cell>
          <table:table-cell office:value-type="float" office:value="33374" table:style-name="ce13">
            <text:p>33.374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264757" table:style-name="ce14">
            <text:p>11.264.757</text:p>
          </table:table-cell>
          <table:table-cell office:value-type="percentage" office:value="0.94953786474546531" table:style-name="ce15">
            <text:p>95,0%</text:p>
          </table:table-cell>
          <table:table-cell office:value-type="float" office:value="5980492" table:style-name="ce13">
            <text:p>5.980.492</text:p>
          </table:table-cell>
          <table:table-cell office:value-type="float" office:value="5854659" table:style-name="ce13">
            <text:p>5.854.659</text:p>
          </table:table-cell>
          <table:table-cell office:value-type="float" office:value="152018" table:style-name="ce13">
            <text:p>152.018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750128" table:style-name="ce14">
            <text:p>7.750.128</text:p>
          </table:table-cell>
          <table:table-cell office:value-type="percentage" office:value="0.95816154707771739" table:style-name="ce15">
            <text:p>95,8%</text:p>
          </table:table-cell>
          <table:table-cell office:value-type="float" office:value="4076683" table:style-name="ce13">
            <text:p>4.076.683</text:p>
          </table:table-cell>
          <table:table-cell office:value-type="float" office:value="4011525" table:style-name="ce13">
            <text:p>4.011.525</text:p>
          </table:table-cell>
          <table:table-cell office:value-type="float" office:value="121003" table:style-name="ce13">
            <text:p>121.003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277135" table:style-name="ce7">
            <text:p>1.277.13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733085" table:style-name="ce14">
            <text:p>1.733.085</text:p>
          </table:table-cell>
          <table:table-cell office:value-type="float" office:value="1768369" table:style-name="ce14">
            <text:p>1.768.369</text:p>
          </table:table-cell>
          <table:table-cell office:value-type="percentage" office:value="1.0203590706745487" table:style-name="ce15">
            <text:p>102,0%</text:p>
          </table:table-cell>
          <table:table-cell office:value-type="float" office:value="898273" table:style-name="ce13">
            <text:p>898.273</text:p>
          </table:table-cell>
          <table:table-cell office:value-type="float" office:value="884168" table:style-name="ce13">
            <text:p>884.168</text:p>
          </table:table-cell>
          <table:table-cell office:value-type="float" office:value="76831" table:style-name="ce13">
            <text:p>76.831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255649" table:style-name="ce7">
            <text:p>3.255.64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479149" table:style-name="ce14">
            <text:p>4.479.149</text:p>
          </table:table-cell>
          <table:table-cell office:value-type="float" office:value="4479671" table:style-name="ce14">
            <text:p>4.479.671</text:p>
          </table:table-cell>
          <table:table-cell office:value-type="percentage" office:value="1.0001165399945391" table:style-name="ce15">
            <text:p>100,0%</text:p>
          </table:table-cell>
          <table:table-cell office:value-type="float" office:value="2309836" table:style-name="ce13">
            <text:p>2.309.836</text:p>
          </table:table-cell>
          <table:table-cell office:value-type="float" office:value="2289063" table:style-name="ce13">
            <text:p>2.289.063</text:p>
          </table:table-cell>
          <table:table-cell office:value-type="float" office:value="91787" table:style-name="ce13">
            <text:p>91.787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374465" table:style-name="ce7">
            <text:p>374.465</text:p>
          </table:table-cell>
          <table:table-cell office:value-type="float" office:value="67600" table:style-name="ce7">
            <text:p>67.600</text:p>
          </table:table-cell>
          <table:table-cell office:value-type="float" office:value="53300" table:style-name="ce7">
            <text:p>53.300</text:p>
          </table:table-cell>
          <table:table-cell office:value-type="float" office:value="15200" table:style-name="ce13">
            <text:p>15.200</text:p>
          </table:table-cell>
          <table:table-cell office:value-type="float" office:value="510565" table:style-name="ce14">
            <text:p>510.565</text:p>
          </table:table-cell>
          <table:table-cell office:value-type="float" office:value="485417" table:style-name="ce14">
            <text:p>485.417</text:p>
          </table:table-cell>
          <table:table-cell office:value-type="percentage" office:value="0.95074476315454448" table:style-name="ce15">
            <text:p>95,1%</text:p>
          </table:table-cell>
          <table:table-cell office:value-type="float" office:value="260466" table:style-name="ce13">
            <text:p>260.466</text:p>
          </table:table-cell>
          <table:table-cell office:value-type="float" office:value="255269" table:style-name="ce13">
            <text:p>255.269</text:p>
          </table:table-cell>
          <table:table-cell office:value-type="float" office:value="5430" table:style-name="ce13">
            <text:p>5.430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005492" table:style-name="ce14">
            <text:p>10.005.492</text:p>
          </table:table-cell>
          <table:table-cell office:value-type="percentage" office:value="0.92370310567779446" table:style-name="ce15">
            <text:p>92,4%</text:p>
          </table:table-cell>
          <table:table-cell office:value-type="float" office:value="5346205" table:style-name="ce13">
            <text:p>5.346.205</text:p>
          </table:table-cell>
          <table:table-cell office:value-type="float" office:value="5234478" table:style-name="ce13">
            <text:p>5.234.478</text:p>
          </table:table-cell>
          <table:table-cell office:value-type="float" office:value="151395" table:style-name="ce13">
            <text:p>151.395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236580" table:style-name="ce14">
            <text:p>2.236.580</text:p>
          </table:table-cell>
          <table:table-cell office:value-type="percentage" office:value="0.9291306199175382" table:style-name="ce15">
            <text:p>92,9%</text:p>
          </table:table-cell>
          <table:table-cell office:value-type="float" office:value="1192258" table:style-name="ce13">
            <text:p>1.192.258</text:p>
          </table:table-cell>
          <table:table-cell office:value-type="float" office:value="1161584" table:style-name="ce13">
            <text:p>1.161.584</text:p>
          </table:table-cell>
          <table:table-cell office:value-type="float" office:value="9430" table:style-name="ce13">
            <text:p>9.430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34325" table:style-name="ce7">
            <text:p>734.32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46175" table:style-name="ce14">
            <text:p>1.046.175</text:p>
          </table:table-cell>
          <table:table-cell office:value-type="float" office:value="1006176" table:style-name="ce14">
            <text:p>1.006.176</text:p>
          </table:table-cell>
          <table:table-cell office:value-type="percentage" office:value="0.96176643486988311" table:style-name="ce15">
            <text:p>96,2%</text:p>
          </table:table-cell>
          <table:table-cell office:value-type="float" office:value="527979" table:style-name="ce13">
            <text:p>527.979</text:p>
          </table:table-cell>
          <table:table-cell office:value-type="float" office:value="521559" table:style-name="ce13">
            <text:p>521.559</text:p>
          </table:table-cell>
          <table:table-cell office:value-type="float" office:value="25764" table:style-name="ce13">
            <text:p>25.764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28730" table:style-name="ce14">
            <text:p>3.428.730</text:p>
          </table:table-cell>
          <table:table-cell office:value-type="percentage" office:value="0.92191722257624764" table:style-name="ce15">
            <text:p>92,2%</text:p>
          </table:table-cell>
          <table:table-cell office:value-type="float" office:value="1813539" table:style-name="ce13">
            <text:p>1.813.539</text:p>
          </table:table-cell>
          <table:table-cell office:value-type="float" office:value="1782382" table:style-name="ce13">
            <text:p>1.782.382</text:p>
          </table:table-cell>
          <table:table-cell office:value-type="float" office:value="70392" table:style-name="ce13">
            <text:p>70.392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5580" table:style-name="ce7">
            <text:p>95.58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0015" table:style-name="ce14">
            <text:p>140.015</text:p>
          </table:table-cell>
          <table:table-cell office:value-type="float" office:value="116613" table:style-name="ce14">
            <text:p>116.613</text:p>
          </table:table-cell>
          <table:table-cell office:value-type="percentage" office:value="0.8328607649180445" table:style-name="ce15">
            <text:p>83,3%</text:p>
          </table:table-cell>
          <table:table-cell office:value-type="float" office:value="62781" table:style-name="ce13">
            <text:p>62.781</text:p>
          </table:table-cell>
          <table:table-cell office:value-type="float" office:value="60112" table:style-name="ce13">
            <text:p>60.112</text:p>
          </table:table-cell>
          <table:table-cell office:value-type="float" office:value="1908" table:style-name="ce13">
            <text:p>1.908</text:p>
          </table:table-cell>
          <table:table-cell office:value-type="date" office:date-value="2021-11-02T00:00:00" table:style-name="ce16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3764" table:style-name="ce14">
            <text:p>103.764</text:p>
          </table:table-cell>
          <table:table-cell office:value-type="percentage" office:value="0.7353933380581148" table:style-name="ce15">
            <text:p>73,5%</text:p>
          </table:table-cell>
          <table:table-cell office:value-type="float" office:value="57785" table:style-name="ce13">
            <text:p>57.785</text:p>
          </table:table-cell>
          <table:table-cell office:value-type="float" office:value="55165" table:style-name="ce13">
            <text:p>55.165</text:p>
          </table:table-cell>
          <table:table-cell office:value-type="float" office:value="1135" table:style-name="ce13">
            <text:p>1.135</text:p>
          </table:table-cell>
          <table:table-cell office:value-type="date" office:date-value="2021-11-02T00:00:00" table:style-name="ce17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3118" table:style-name="ce14">
            <text:p>173.118</text:p>
          </table:table-cell>
          <table:table-cell office:value-type="percentage" office:value="0.81567862493992593" table:style-name="ce15">
            <text:p>81,6%</text:p>
          </table:table-cell>
          <table:table-cell office:value-type="float" office:value="92871" table:style-name="ce13">
            <text:p>92.871</text:p>
          </table:table-cell>
          <table:table-cell office:value-type="float" office:value="86841" table:style-name="ce13">
            <text:p>86.841</text:p>
          </table:table-cell>
          <table:table-cell office:value-type="float" office:value="0" table:style-name="ce13">
            <text:p>0</text:p>
          </table:table-cell>
          <table:table-cell office:value-type="date" office:date-value="2021-11-02T00:00:00" table:style-name="ce17">
            <text:p>02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340" table:style-name="ce13">
            <text:p>4.340</text:p>
          </table:table-cell>
          <table:table-cell office:value-type="float" office:value="9250" table:style-name="ce14">
            <text:p>9.250</text:p>
          </table:table-cell>
          <table:table-cell office:value-type="float" office:value="7091" table:style-name="ce14">
            <text:p>7.091</text:p>
          </table:table-cell>
          <table:table-cell office:value-type="percentage" office:value="0.76659459459459456" table:style-name="ce15">
            <text:p>76,7%</text:p>
          </table:table-cell>
          <table:table-cell office:value-type="float" office:value="5345" table:style-name="ce13">
            <text:p>5.345</text:p>
          </table:table-cell>
          <table:table-cell office:value-type="float" office:value="5118" table:style-name="ce13">
            <text:p>5.118</text:p>
          </table:table-cell>
          <table:table-cell office:value-type="float" office:value="0" table:style-name="ce13">
            <text:p>0</text:p>
          </table:table-cell>
          <table:table-cell office:value-type="date" office:date-value="2021-10-28T00:00:00" table:style-name="ce17">
            <text:p>28/10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4610659" table:style-name="ce19">
            <text:p>54.610.659</text:p>
          </table:table-cell>
          <table:table-cell office:value-type="float" office:value="10766640" table:style-name="ce20">
            <text:p>10.766.640</text:p>
          </table:table-cell>
          <table:table-cell office:value-type="float" office:value="9117570" table:style-name="ce21">
            <text:p>9.117.570</text:p>
          </table:table-cell>
          <table:table-cell office:value-type="float" office:value="2159540" table:style-name="ce22">
            <text:p>2.159.540</text:p>
          </table:table-cell>
          <table:table-cell office:value-type="float" office:value="76654409" table:style-name="ce23">
            <text:p>76.654.409</text:p>
          </table:table-cell>
          <table:table-cell office:value-type="float" office:value="72233182" table:style-name="ce23">
            <text:p>72.233.182</text:p>
          </table:table-cell>
          <table:table-cell office:value-type="percentage" office:value="0.9423226001259758" table:style-name="ce24">
            <text:p>94,2%</text:p>
          </table:table-cell>
          <table:table-cell office:value-type="float" office:value="38059705" table:style-name="ce23">
            <text:p>38.059.705</text:p>
          </table:table-cell>
          <table:table-cell office:value-type="float" office:value="37347287" table:style-name="ce23">
            <text:p>37.347.287</text:p>
          </table:table-cell>
          <table:table-cell office:value-type="float" office:value="1204886" table:style-name="ce23">
            <text:p>1.204.88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48946" table:style-name="ce31">
            <text:p>6.848.946</text:p>
          </table:table-cell>
          <table:table-cell office:value-type="percentage" office:value="0.91907796255355123" table:style-name="ce32">
            <text:p>91,9%</text:p>
          </table:table-cell>
          <table:table-cell office:value-type="float" office:value="6744085" table:style-name="ce31">
            <text:p>6.744.085</text:p>
          </table:table-cell>
          <table:table-cell office:value-type="percentage" office:value="0.90500639092321167" table:style-name="ce32">
            <text:p>90,5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7254" table:style-name="ce31">
            <text:p>1.067.254</text:p>
          </table:table-cell>
          <table:table-cell office:value-type="percentage" office:value="0.9005344543317465" table:style-name="ce32">
            <text:p>90,1%</text:p>
          </table:table-cell>
          <table:table-cell office:value-type="float" office:value="1048207" table:style-name="ce31">
            <text:p>1.048.207</text:p>
          </table:table-cell>
          <table:table-cell office:value-type="percentage" office:value="0.88446285398950664" table:style-name="ce32">
            <text:p>88,4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3838" table:style-name="ce31">
            <text:p>873.838</text:p>
          </table:table-cell>
          <table:table-cell office:value-type="percentage" office:value="0.9356598535003271" table:style-name="ce32">
            <text:p>93,6%</text:p>
          </table:table-cell>
          <table:table-cell office:value-type="float" office:value="865758" table:style-name="ce31">
            <text:p>865.758</text:p>
          </table:table-cell>
          <table:table-cell office:value-type="percentage" office:value="0.92700821370406894" table:style-name="ce32">
            <text:p>92,7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58327" table:style-name="ce31">
            <text:p>858.327</text:p>
          </table:table-cell>
          <table:table-cell office:value-type="percentage" office:value="0.82940803021064546" table:style-name="ce32">
            <text:p>82,9%</text:p>
          </table:table-cell>
          <table:table-cell office:value-type="float" office:value="841565" table:style-name="ce31">
            <text:p>841.565</text:p>
          </table:table-cell>
          <table:table-cell office:value-type="percentage" office:value="0.81321077974271094" table:style-name="ce32">
            <text:p>81,3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0465" table:style-name="ce31">
            <text:p>1.680.465</text:p>
          </table:table-cell>
          <table:table-cell office:value-type="percentage" office:value="0.85704165803912125" table:style-name="ce32">
            <text:p>85,7%</text:p>
          </table:table-cell>
          <table:table-cell office:value-type="float" office:value="1641288" table:style-name="ce31">
            <text:p>1.641.288</text:p>
          </table:table-cell>
          <table:table-cell office:value-type="percentage" office:value="0.83706128294234827" table:style-name="ce32">
            <text:p>83,7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2690" table:style-name="ce31">
            <text:p>482.690</text:p>
          </table:table-cell>
          <table:table-cell office:value-type="percentage" office:value="0.9209409169914925" table:style-name="ce32">
            <text:p>92,1%</text:p>
          </table:table-cell>
          <table:table-cell office:value-type="float" office:value="477033" table:style-name="ce31">
            <text:p>477.033</text:p>
          </table:table-cell>
          <table:table-cell office:value-type="percentage" office:value="0.91014773137045024" table:style-name="ce32">
            <text:p>91,0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4006" table:style-name="ce31">
            <text:p>2.004.006</text:p>
          </table:table-cell>
          <table:table-cell office:value-type="percentage" office:value="0.92085157378301141" table:style-name="ce32">
            <text:p>92,1%</text:p>
          </table:table-cell>
          <table:table-cell office:value-type="float" office:value="1965037" table:style-name="ce31">
            <text:p>1.965.037</text:p>
          </table:table-cell>
          <table:table-cell office:value-type="percentage" office:value="0.9029451079447105" table:style-name="ce32">
            <text:p>90,3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19666" table:style-name="ce31">
            <text:p>1.619.666</text:p>
          </table:table-cell>
          <table:table-cell office:value-type="percentage" office:value="0.89544467443321041" table:style-name="ce32">
            <text:p>89,5%</text:p>
          </table:table-cell>
          <table:table-cell office:value-type="float" office:value="1562391" table:style-name="ce31">
            <text:p>1.562.391</text:p>
          </table:table-cell>
          <table:table-cell office:value-type="percentage" office:value="0.86377975479659264" table:style-name="ce32">
            <text:p>86,4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80492" table:style-name="ce31">
            <text:p>5.980.492</text:p>
          </table:table-cell>
          <table:table-cell office:value-type="percentage" office:value="0.87073071300863669" table:style-name="ce32">
            <text:p>87,1%</text:p>
          </table:table-cell>
          <table:table-cell office:value-type="float" office:value="5854659" table:style-name="ce31">
            <text:p>5.854.659</text:p>
          </table:table-cell>
          <table:table-cell office:value-type="percentage" office:value="0.85241003674821936" table:style-name="ce32">
            <text:p>85,2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76683" table:style-name="ce31">
            <text:p>4.076.683</text:p>
          </table:table-cell>
          <table:table-cell office:value-type="percentage" office:value="0.90825893697591975" table:style-name="ce32">
            <text:p>90,8%</text:p>
          </table:table-cell>
          <table:table-cell office:value-type="float" office:value="4011525" table:style-name="ce31">
            <text:p>4.011.525</text:p>
          </table:table-cell>
          <table:table-cell office:value-type="percentage" office:value="0.89374215070250174" table:style-name="ce32">
            <text:p>89,4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8273" table:style-name="ce31">
            <text:p>898.273</text:p>
          </table:table-cell>
          <table:table-cell office:value-type="percentage" office:value="0.94214195589220895" table:style-name="ce32">
            <text:p>94,2%</text:p>
          </table:table-cell>
          <table:table-cell office:value-type="float" office:value="884168" table:style-name="ce31">
            <text:p>884.168</text:p>
          </table:table-cell>
          <table:table-cell office:value-type="percentage" office:value="0.92734811004817308" table:style-name="ce32">
            <text:p>92,7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09836" table:style-name="ce31">
            <text:p>2.309.836</text:p>
          </table:table-cell>
          <table:table-cell office:value-type="percentage" office:value="0.94106287357450424" table:style-name="ce32">
            <text:p>94,1%</text:p>
          </table:table-cell>
          <table:table-cell office:value-type="float" office:value="2289063" table:style-name="ce31">
            <text:p>2.289.063</text:p>
          </table:table-cell>
          <table:table-cell office:value-type="percentage" office:value="0.93259963242978094" table:style-name="ce32">
            <text:p>93,3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466" table:style-name="ce31">
            <text:p>260.466</text:p>
          </table:table-cell>
          <table:table-cell office:value-type="percentage" office:value="0.91723069338310381" table:style-name="ce32">
            <text:p>91,7%</text:p>
          </table:table-cell>
          <table:table-cell office:value-type="float" office:value="255269" table:style-name="ce31">
            <text:p>255.269</text:p>
          </table:table-cell>
          <table:table-cell office:value-type="percentage" office:value="0.89892946438004018" table:style-name="ce32">
            <text:p>89,9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46205" table:style-name="ce31">
            <text:p>5.346.205</text:p>
          </table:table-cell>
          <table:table-cell office:value-type="percentage" office:value="0.89432274043704374" table:style-name="ce32">
            <text:p>89,4%</text:p>
          </table:table-cell>
          <table:table-cell office:value-type="float" office:value="5234478" table:style-name="ce31">
            <text:p>5.234.478</text:p>
          </table:table-cell>
          <table:table-cell office:value-type="percentage" office:value="0.87563284792061202" table:style-name="ce32">
            <text:p>87,6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2258" table:style-name="ce31">
            <text:p>1.192.258</text:p>
          </table:table-cell>
          <table:table-cell office:value-type="percentage" office:value="0.91002544008756336" table:style-name="ce32">
            <text:p>91,0%</text:p>
          </table:table-cell>
          <table:table-cell office:value-type="float" office:value="1161584" table:style-name="ce31">
            <text:p>1.161.584</text:p>
          </table:table-cell>
          <table:table-cell office:value-type="percentage" office:value="0.88661262142814068" table:style-name="ce32">
            <text:p>88,7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7979" table:style-name="ce31">
            <text:p>527.979</text:p>
          </table:table-cell>
          <table:table-cell office:value-type="percentage" office:value="0.90818847036401229" table:style-name="ce32">
            <text:p>90,8%</text:p>
          </table:table-cell>
          <table:table-cell office:value-type="float" office:value="521559" table:style-name="ce31">
            <text:p>521.559</text:p>
          </table:table-cell>
          <table:table-cell office:value-type="percentage" office:value="0.89714528497266721" table:style-name="ce32">
            <text:p>89,7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3539" table:style-name="ce31">
            <text:p>1.813.539</text:p>
          </table:table-cell>
          <table:table-cell office:value-type="percentage" office:value="0.91410841944551835" table:style-name="ce32">
            <text:p>91,4%</text:p>
          </table:table-cell>
          <table:table-cell office:value-type="float" office:value="1782382" table:style-name="ce31">
            <text:p>1.782.382</text:p>
          </table:table-cell>
          <table:table-cell office:value-type="percentage" office:value="0.89840383519082956" table:style-name="ce32">
            <text:p>89,8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781" table:style-name="ce31">
            <text:p>62.781</text:p>
          </table:table-cell>
          <table:table-cell office:value-type="percentage" office:value="0.8846755442823927" table:style-name="ce32">
            <text:p>88,5%</text:p>
          </table:table-cell>
          <table:table-cell office:value-type="float" office:value="60112" table:style-name="ce31">
            <text:p>60.112</text:p>
          </table:table-cell>
          <table:table-cell office:value-type="percentage" office:value="0.84706545480166284" table:style-name="ce32">
            <text:p>84,7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7785" table:style-name="ce31">
            <text:p>57.785</text:p>
          </table:table-cell>
          <table:table-cell office:value-type="percentage" office:value="0.81471089993937429" table:style-name="ce32">
            <text:p>81,5%</text:p>
          </table:table-cell>
          <table:table-cell office:value-type="float" office:value="55165" table:style-name="ce31">
            <text:p>55.165</text:p>
          </table:table-cell>
          <table:table-cell office:value-type="percentage" office:value="0.77777151155413315" table:style-name="ce32">
            <text:p>77,8%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2871" table:style-name="ce31">
            <text:p>92.871</text:p>
          </table:table-cell>
          <table:table-cell office:value-type="string" table:style-name="ce32">
            <text:p>-</text:p>
          </table:table-cell>
          <table:table-cell office:value-type="float" office:value="86841" table:style-name="ce31">
            <text:p>86.841</text:p>
          </table:table-cell>
          <table:table-cell office:value-type="string" table:style-name="ce32">
            <text:p>-</text:p>
          </table:table-cell>
          <table:table-cell office:value-type="date" office:date-value="2021-11-02T00:00:00" table:style-name="ce33">
            <text:p>02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345" table:style-name="ce31">
            <text:p>5.345</text:p>
          </table:table-cell>
          <table:table-cell office:value-type="string" table:style-name="ce32">
            <text:p>-</text:p>
          </table:table-cell>
          <table:table-cell office:value-type="float" office:value="5118" table:style-name="ce31">
            <text:p>5.118</text:p>
          </table:table-cell>
          <table:table-cell office:value-type="string" table:style-name="ce32">
            <text:p>-</text:p>
          </table:table-cell>
          <table:table-cell office:value-type="date" office:date-value="2021-10-28T00:00:00" table:style-name="ce33">
            <text:p>28/10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059705" table:style-name="ce34">
            <text:p>38.059.705</text:p>
          </table:table-cell>
          <table:table-cell office:value-type="percentage" office:value="0.90360544453328362" table:style-name="ce24">
            <text:p>90,4%</text:p>
          </table:table-cell>
          <table:table-cell office:value-type="float" office:value="37347287" table:style-name="ce34">
            <text:p>37.347.287</text:p>
          </table:table-cell>
          <table:table-cell office:value-type="percentage" office:value="0.88669136746454347" table:style-name="ce24">
            <text:p>88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845" table:style-name="ce43">
            <text:p>433.845</text:p>
          </table:table-cell>
          <table:table-cell office:value-type="percentage" office:value="1" table:style-name="ce44">
            <text:p>100,0%</text:p>
          </table:table-cell>
          <table:table-cell office:value-type="float" office:value="653643" table:style-name="ce43">
            <text:p>653.643</text:p>
          </table:table-cell>
          <table:table-cell office:value-type="percentage" office:value="1" table:style-name="ce44">
            <text:p>100,0%</text:p>
          </table:table-cell>
          <table:table-cell office:value-type="float" office:value="929275" table:style-name="ce43">
            <text:p>929.275</text:p>
          </table:table-cell>
          <table:table-cell office:value-type="percentage" office:value="1" table:style-name="ce44">
            <text:p>100,0%</text:p>
          </table:table-cell>
          <table:table-cell office:value-type="float" office:value="1215857" table:style-name="ce43">
            <text:p>1.215.857</text:p>
          </table:table-cell>
          <table:table-cell office:value-type="percentage" office:value="0.96113582304167278" table:style-name="ce44">
            <text:p>96,1%</text:p>
          </table:table-cell>
          <table:table-cell office:value-type="float" office:value="1251122" table:style-name="ce43">
            <text:p>1.251.122</text:p>
          </table:table-cell>
          <table:table-cell office:value-type="percentage" office:value="0.90326283612756786" table:style-name="ce44">
            <text:p>90,3%</text:p>
          </table:table-cell>
          <table:table-cell office:value-type="float" office:value="930214" table:style-name="ce43">
            <text:p>930.214</text:p>
          </table:table-cell>
          <table:table-cell office:value-type="percentage" office:value="0.81582190056804982" table:style-name="ce44">
            <text:p>81,6%</text:p>
          </table:table-cell>
          <table:table-cell office:value-type="float" office:value="767204" table:style-name="ce43">
            <text:p>767.204</text:p>
          </table:table-cell>
          <table:table-cell office:value-type="percentage" office:value="0.82613021605044623" table:style-name="ce44">
            <text:p>82,6%</text:p>
          </table:table-cell>
          <table:table-cell office:value-type="float" office:value="667786" table:style-name="ce43">
            <text:p>667.786</text:p>
          </table:table-cell>
          <table:table-cell office:value-type="percentage" office:value="0.88694354017162813" table:style-name="ce44">
            <text:p>88,7%</text:p>
          </table:table-cell>
          <table:table-cell office:value-type="float" office:value="6848946" table:style-name="ce43">
            <text:p>6.848.94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907796255355123" table:style-name="ce44">
            <text:p>91,9%</text:p>
          </table:table-cell>
          <table:table-cell office:value-type="percentage" office:value="0.80914620048577512" table:style-name="ce44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01" table:style-name="ce46">
            <text:p>101.301</text:p>
          </table:table-cell>
          <table:table-cell office:value-type="percentage" office:value="1" table:style-name="ce47">
            <text:p>100,0%</text:p>
          </table:table-cell>
          <table:table-cell office:value-type="float" office:value="119297" table:style-name="ce46">
            <text:p>119.297</text:p>
          </table:table-cell>
          <table:table-cell office:value-type="percentage" office:value="1" table:style-name="ce47">
            <text:p>100,0%</text:p>
          </table:table-cell>
          <table:table-cell office:value-type="float" office:value="154583" table:style-name="ce46">
            <text:p>154.583</text:p>
          </table:table-cell>
          <table:table-cell office:value-type="percentage" office:value="0.9885909431018054" table:style-name="ce47">
            <text:p>98,9%</text:p>
          </table:table-cell>
          <table:table-cell office:value-type="float" office:value="186083" table:style-name="ce46">
            <text:p>186.083</text:p>
          </table:table-cell>
          <table:table-cell office:value-type="percentage" office:value="0.93855224799007397" table:style-name="ce47">
            <text:p>93,9%</text:p>
          </table:table-cell>
          <table:table-cell office:value-type="float" office:value="187954" table:style-name="ce46">
            <text:p>187.954</text:p>
          </table:table-cell>
          <table:table-cell office:value-type="percentage" office:value="0.87443647850825568" table:style-name="ce47">
            <text:p>87,4%</text:p>
          </table:table-cell>
          <table:table-cell office:value-type="float" office:value="125773" table:style-name="ce46">
            <text:p>125.773</text:p>
          </table:table-cell>
          <table:table-cell office:value-type="percentage" office:value="0.76557345117660669" table:style-name="ce47">
            <text:p>76,6%</text:p>
          </table:table-cell>
          <table:table-cell office:value-type="float" office:value="104061" table:style-name="ce46">
            <text:p>104.061</text:p>
          </table:table-cell>
          <table:table-cell office:value-type="percentage" office:value="0.79800768399015343" table:style-name="ce47">
            <text:p>79,8%</text:p>
          </table:table-cell>
          <table:table-cell office:value-type="float" office:value="88202" table:style-name="ce46">
            <text:p>88.202</text:p>
          </table:table-cell>
          <table:table-cell office:value-type="percentage" office:value="0.85542484167240496" table:style-name="ce47">
            <text:p>85,5%</text:p>
          </table:table-cell>
          <table:table-cell office:value-type="float" office:value="1067254" table:style-name="ce46">
            <text:p>1.067.25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05344543317465" table:style-name="ce47">
            <text:p>90,1%</text:p>
          </table:table-cell>
          <table:table-cell office:value-type="percentage" office:value="0.80281422094778732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64" table:style-name="ce46">
            <text:p>88.964</text:p>
          </table:table-cell>
          <table:table-cell office:value-type="percentage" office:value="1" table:style-name="ce47">
            <text:p>100,0%</text:p>
          </table:table-cell>
          <table:table-cell office:value-type="float" office:value="114371" table:style-name="ce46">
            <text:p>114.371</text:p>
          </table:table-cell>
          <table:table-cell office:value-type="percentage" office:value="1" table:style-name="ce47">
            <text:p>100,0%</text:p>
          </table:table-cell>
          <table:table-cell office:value-type="float" office:value="148225" table:style-name="ce46">
            <text:p>148.225</text:p>
          </table:table-cell>
          <table:table-cell office:value-type="percentage" office:value="0.99046454440969711" table:style-name="ce47">
            <text:p>99,0%</text:p>
          </table:table-cell>
          <table:table-cell office:value-type="float" office:value="153220" table:style-name="ce46">
            <text:p>153.220</text:p>
          </table:table-cell>
          <table:table-cell office:value-type="percentage" office:value="0.94205170770696922" table:style-name="ce47">
            <text:p>94,2%</text:p>
          </table:table-cell>
          <table:table-cell office:value-type="float" office:value="150701" table:style-name="ce46">
            <text:p>150.701</text:p>
          </table:table-cell>
          <table:table-cell office:value-type="percentage" office:value="0.90243902439024393" table:style-name="ce47">
            <text:p>90,2%</text:p>
          </table:table-cell>
          <table:table-cell office:value-type="float" office:value="91042" table:style-name="ce46">
            <text:p>91.042</text:p>
          </table:table-cell>
          <table:table-cell office:value-type="percentage" office:value="0.79546705577059174" table:style-name="ce47">
            <text:p>79,5%</text:p>
          </table:table-cell>
          <table:table-cell office:value-type="float" office:value="66711" table:style-name="ce46">
            <text:p>66.711</text:p>
          </table:table-cell>
          <table:table-cell office:value-type="percentage" office:value="0.8432582068233242" table:style-name="ce47">
            <text:p>84,3%</text:p>
          </table:table-cell>
          <table:table-cell office:value-type="float" office:value="60604" table:style-name="ce46">
            <text:p>60.604</text:p>
          </table:table-cell>
          <table:table-cell office:value-type="percentage" office:value="0.94693749999999999" table:style-name="ce47">
            <text:p>94,7%</text:p>
          </table:table-cell>
          <table:table-cell office:value-type="float" office:value="873838" table:style-name="ce46">
            <text:p>873.83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6598535003271" table:style-name="ce47">
            <text:p>93,6%</text:p>
          </table:table-cell>
          <table:table-cell office:value-type="percentage" office:value="0.85772646606150071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99" table:style-name="ce46">
            <text:p>51.499</text:p>
          </table:table-cell>
          <table:table-cell office:value-type="percentage" office:value="1" table:style-name="ce47">
            <text:p>100,0%</text:p>
          </table:table-cell>
          <table:table-cell office:value-type="float" office:value="79287" table:style-name="ce46">
            <text:p>79.287</text:p>
          </table:table-cell>
          <table:table-cell office:value-type="percentage" office:value="0.98473595310248896" table:style-name="ce47">
            <text:p>98,5%</text:p>
          </table:table-cell>
          <table:table-cell office:value-type="float" office:value="110412" table:style-name="ce46">
            <text:p>110.412</text:p>
          </table:table-cell>
          <table:table-cell office:value-type="percentage" office:value="0.94183279166773293" table:style-name="ce47">
            <text:p>94,2%</text:p>
          </table:table-cell>
          <table:table-cell office:value-type="float" office:value="150336" table:style-name="ce46">
            <text:p>150.336</text:p>
          </table:table-cell>
          <table:table-cell office:value-type="percentage" office:value="0.90674740797481257" table:style-name="ce47">
            <text:p>90,7%</text:p>
          </table:table-cell>
          <table:table-cell office:value-type="float" office:value="167791" table:style-name="ce46">
            <text:p>167.791</text:p>
          </table:table-cell>
          <table:table-cell office:value-type="percentage" office:value="0.81383990066546374" table:style-name="ce47">
            <text:p>81,4%</text:p>
          </table:table-cell>
          <table:table-cell office:value-type="float" office:value="126832" table:style-name="ce46">
            <text:p>126.832</text:p>
          </table:table-cell>
          <table:table-cell office:value-type="percentage" office:value="0.69616383166746254" table:style-name="ce47">
            <text:p>69,6%</text:p>
          </table:table-cell>
          <table:table-cell office:value-type="float" office:value="97427" table:style-name="ce46">
            <text:p>97.427</text:p>
          </table:table-cell>
          <table:table-cell office:value-type="percentage" office:value="0.70628959997680185" table:style-name="ce47">
            <text:p>70,6%</text:p>
          </table:table-cell>
          <table:table-cell office:value-type="float" office:value="74743" table:style-name="ce46">
            <text:p>74.743</text:p>
          </table:table-cell>
          <table:table-cell office:value-type="percentage" office:value="0.78281315458734813" table:style-name="ce47">
            <text:p>78,3%</text:p>
          </table:table-cell>
          <table:table-cell office:value-type="float" office:value="858327" table:style-name="ce46">
            <text:p>858.32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940803021064546" table:style-name="ce47">
            <text:p>82,9%</text:p>
          </table:table-cell>
          <table:table-cell office:value-type="percentage" office:value="0.73264660366712964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78" table:style-name="ce46">
            <text:p>93.078</text:p>
          </table:table-cell>
          <table:table-cell office:value-type="percentage" office:value="1" table:style-name="ce47">
            <text:p>100,0%</text:p>
          </table:table-cell>
          <table:table-cell office:value-type="float" office:value="151459" table:style-name="ce46">
            <text:p>151.459</text:p>
          </table:table-cell>
          <table:table-cell office:value-type="percentage" office:value="0.98012049362263887" table:style-name="ce47">
            <text:p>98,0%</text:p>
          </table:table-cell>
          <table:table-cell office:value-type="float" office:value="224619" table:style-name="ce46">
            <text:p>224.619</text:p>
          </table:table-cell>
          <table:table-cell office:value-type="percentage" office:value="0.95545148282374559" table:style-name="ce47">
            <text:p>95,5%</text:p>
          </table:table-cell>
          <table:table-cell office:value-type="float" office:value="320897" table:style-name="ce46">
            <text:p>320.897</text:p>
          </table:table-cell>
          <table:table-cell office:value-type="percentage" office:value="0.91550931209202535" table:style-name="ce47">
            <text:p>91,6%</text:p>
          </table:table-cell>
          <table:table-cell office:value-type="float" office:value="318240" table:style-name="ce46">
            <text:p>318.240</text:p>
          </table:table-cell>
          <table:table-cell office:value-type="percentage" office:value="0.82036687598601787" table:style-name="ce47">
            <text:p>82,0%</text:p>
          </table:table-cell>
          <table:table-cell office:value-type="float" office:value="229974" table:style-name="ce46">
            <text:p>229.974</text:p>
          </table:table-cell>
          <table:table-cell office:value-type="percentage" office:value="0.73962319977873114" table:style-name="ce47">
            <text:p>74,0%</text:p>
          </table:table-cell>
          <table:table-cell office:value-type="float" office:value="188583" table:style-name="ce46">
            <text:p>188.583</text:p>
          </table:table-cell>
          <table:table-cell office:value-type="percentage" office:value="0.74909433242766577" table:style-name="ce47">
            <text:p>74,9%</text:p>
          </table:table-cell>
          <table:table-cell office:value-type="float" office:value="153615" table:style-name="ce46">
            <text:p>153.615</text:p>
          </table:table-cell>
          <table:table-cell office:value-type="percentage" office:value="0.85438021768995032" table:style-name="ce47">
            <text:p>85,4%</text:p>
          </table:table-cell>
          <table:table-cell office:value-type="float" office:value="1680465" table:style-name="ce46">
            <text:p>1.680.46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704165803912125" table:style-name="ce47">
            <text:p>85,7%</text:p>
          </table:table-cell>
          <table:table-cell office:value-type="percentage" office:value="0.77228955418134226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19" table:style-name="ce46">
            <text:p>42.319</text:p>
          </table:table-cell>
          <table:table-cell office:value-type="percentage" office:value="1" table:style-name="ce47">
            <text:p>100,0%</text:p>
          </table:table-cell>
          <table:table-cell office:value-type="float" office:value="55926" table:style-name="ce46">
            <text:p>55.926</text:p>
          </table:table-cell>
          <table:table-cell office:value-type="percentage" office:value="1" table:style-name="ce47">
            <text:p>100,0%</text:p>
          </table:table-cell>
          <table:table-cell office:value-type="float" office:value="76685" table:style-name="ce46">
            <text:p>76.685</text:p>
          </table:table-cell>
          <table:table-cell office:value-type="percentage" office:value="0.99146680457689573" table:style-name="ce47">
            <text:p>99,1%</text:p>
          </table:table-cell>
          <table:table-cell office:value-type="float" office:value="84313" table:style-name="ce46">
            <text:p>84.313</text:p>
          </table:table-cell>
          <table:table-cell office:value-type="percentage" office:value="0.93718598550531329" table:style-name="ce47">
            <text:p>93,7%</text:p>
          </table:table-cell>
          <table:table-cell office:value-type="float" office:value="88051" table:style-name="ce46">
            <text:p>88.051</text:p>
          </table:table-cell>
          <table:table-cell office:value-type="percentage" office:value="0.90060244044635829" table:style-name="ce47">
            <text:p>90,1%</text:p>
          </table:table-cell>
          <table:table-cell office:value-type="float" office:value="54750" table:style-name="ce46">
            <text:p>54.750</text:p>
          </table:table-cell>
          <table:table-cell office:value-type="percentage" office:value="0.77689327827678689" table:style-name="ce47">
            <text:p>77,7%</text:p>
          </table:table-cell>
          <table:table-cell office:value-type="float" office:value="41232" table:style-name="ce46">
            <text:p>41.232</text:p>
          </table:table-cell>
          <table:table-cell office:value-type="percentage" office:value="0.81639441639441634" table:style-name="ce47">
            <text:p>81,6%</text:p>
          </table:table-cell>
          <table:table-cell office:value-type="float" office:value="39414" table:style-name="ce46">
            <text:p>39.414</text:p>
          </table:table-cell>
          <table:table-cell office:value-type="percentage" office:value="0.89652662466164734" table:style-name="ce47">
            <text:p>89,7%</text:p>
          </table:table-cell>
          <table:table-cell office:value-type="float" office:value="482690" table:style-name="ce46">
            <text:p>482.69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09409169914925" table:style-name="ce47">
            <text:p>92,1%</text:p>
          </table:table-cell>
          <table:table-cell office:value-type="percentage" office:value="0.82807661625822393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47" table:style-name="ce46">
            <text:p>229.347</text:p>
          </table:table-cell>
          <table:table-cell office:value-type="percentage" office:value="1" table:style-name="ce47">
            <text:p>100,0%</text:p>
          </table:table-cell>
          <table:table-cell office:value-type="float" office:value="250535" table:style-name="ce46">
            <text:p>250.535</text:p>
          </table:table-cell>
          <table:table-cell office:value-type="percentage" office:value="1" table:style-name="ce47">
            <text:p>100,0%</text:p>
          </table:table-cell>
          <table:table-cell office:value-type="float" office:value="320593" table:style-name="ce46">
            <text:p>320.593</text:p>
          </table:table-cell>
          <table:table-cell office:value-type="percentage" office:value="1" table:style-name="ce47">
            <text:p>100,0%</text:p>
          </table:table-cell>
          <table:table-cell office:value-type="float" office:value="353075" table:style-name="ce46">
            <text:p>353.075</text:p>
          </table:table-cell>
          <table:table-cell office:value-type="percentage" office:value="0.9262805797861875" table:style-name="ce47">
            <text:p>92,6%</text:p>
          </table:table-cell>
          <table:table-cell office:value-type="float" office:value="320696" table:style-name="ce46">
            <text:p>320.696</text:p>
          </table:table-cell>
          <table:table-cell office:value-type="percentage" office:value="0.88271837712115164" table:style-name="ce47">
            <text:p>88,3%</text:p>
          </table:table-cell>
          <table:table-cell office:value-type="float" office:value="212510" table:style-name="ce46">
            <text:p>212.510</text:p>
          </table:table-cell>
          <table:table-cell office:value-type="percentage" office:value="0.79359033247069455" table:style-name="ce47">
            <text:p>79,4%</text:p>
          </table:table-cell>
          <table:table-cell office:value-type="float" office:value="173221" table:style-name="ce46">
            <text:p>173.221</text:p>
          </table:table-cell>
          <table:table-cell office:value-type="percentage" office:value="0.820929262674995" table:style-name="ce47">
            <text:p>82,1%</text:p>
          </table:table-cell>
          <table:table-cell office:value-type="float" office:value="144029" table:style-name="ce46">
            <text:p>144.029</text:p>
          </table:table-cell>
          <table:table-cell office:value-type="percentage" office:value="0.87109748279324073" table:style-name="ce47">
            <text:p>87,1%</text:p>
          </table:table-cell>
          <table:table-cell office:value-type="float" office:value="2004006" table:style-name="ce46">
            <text:p>2.004.006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085157378301141" table:style-name="ce47">
            <text:p>92,1%</text:p>
          </table:table-cell>
          <table:table-cell office:value-type="percentage" office:value="0.83677436972789887" table:style-name="ce47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65" table:style-name="ce46">
            <text:p>138.165</text:p>
          </table:table-cell>
          <table:table-cell office:value-type="percentage" office:value="1" table:style-name="ce47">
            <text:p>100,0%</text:p>
          </table:table-cell>
          <table:table-cell office:value-type="float" office:value="158393" table:style-name="ce46">
            <text:p>158.393</text:p>
          </table:table-cell>
          <table:table-cell office:value-type="percentage" office:value="0.99554999654307641" table:style-name="ce47">
            <text:p>99,6%</text:p>
          </table:table-cell>
          <table:table-cell office:value-type="float" office:value="222390" table:style-name="ce46">
            <text:p>222.390</text:p>
          </table:table-cell>
          <table:table-cell office:value-type="percentage" office:value="1" table:style-name="ce47">
            <text:p>100,0%</text:p>
          </table:table-cell>
          <table:table-cell office:value-type="float" office:value="286332" table:style-name="ce46">
            <text:p>286.332</text:p>
          </table:table-cell>
          <table:table-cell office:value-type="percentage" office:value="0.93122760002341631" table:style-name="ce47">
            <text:p>93,1%</text:p>
          </table:table-cell>
          <table:table-cell office:value-type="float" office:value="287029" table:style-name="ce46">
            <text:p>287.029</text:p>
          </table:table-cell>
          <table:table-cell office:value-type="percentage" office:value="0.86819316102297306" table:style-name="ce47">
            <text:p>86,8%</text:p>
          </table:table-cell>
          <table:table-cell office:value-type="float" office:value="205511" table:style-name="ce46">
            <text:p>205.511</text:p>
          </table:table-cell>
          <table:table-cell office:value-type="percentage" office:value="0.77288539719670102" table:style-name="ce47">
            <text:p>77,3%</text:p>
          </table:table-cell>
          <table:table-cell office:value-type="float" office:value="172716" table:style-name="ce46">
            <text:p>172.716</text:p>
          </table:table-cell>
          <table:table-cell office:value-type="percentage" office:value="0.79195190954151751" table:style-name="ce47">
            <text:p>79,2%</text:p>
          </table:table-cell>
          <table:table-cell office:value-type="float" office:value="149130" table:style-name="ce46">
            <text:p>149.130</text:p>
          </table:table-cell>
          <table:table-cell office:value-type="percentage" office:value="0.85720690685857492" table:style-name="ce47">
            <text:p>85,7%</text:p>
          </table:table-cell>
          <table:table-cell office:value-type="float" office:value="1619666" table:style-name="ce46">
            <text:p>1.619.666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544467443321041" table:style-name="ce47">
            <text:p>89,5%</text:p>
          </table:table-cell>
          <table:table-cell office:value-type="percentage" office:value="0.79192713159115813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878" table:style-name="ce46">
            <text:p>458.878</text:p>
          </table:table-cell>
          <table:table-cell office:value-type="percentage" office:value="1" table:style-name="ce47">
            <text:p>100,0%</text:p>
          </table:table-cell>
          <table:table-cell office:value-type="float" office:value="618439" table:style-name="ce46">
            <text:p>618.439</text:p>
          </table:table-cell>
          <table:table-cell office:value-type="percentage" office:value="0.97347204120310027" table:style-name="ce47">
            <text:p>97,3%</text:p>
          </table:table-cell>
          <table:table-cell office:value-type="float" office:value="799685" table:style-name="ce46">
            <text:p>799.685</text:p>
          </table:table-cell>
          <table:table-cell office:value-type="percentage" office:value="0.95475200099333324" table:style-name="ce47">
            <text:p>95,5%</text:p>
          </table:table-cell>
          <table:table-cell office:value-type="float" office:value="1025651" table:style-name="ce46">
            <text:p>1.025.651</text:p>
          </table:table-cell>
          <table:table-cell office:value-type="percentage" office:value="0.93943010496620194" table:style-name="ce47">
            <text:p>93,9%</text:p>
          </table:table-cell>
          <table:table-cell office:value-type="float" office:value="1128569" table:style-name="ce46">
            <text:p>1.128.569</text:p>
          </table:table-cell>
          <table:table-cell office:value-type="percentage" office:value="0.85708351211880718" table:style-name="ce47">
            <text:p>85,7%</text:p>
          </table:table-cell>
          <table:table-cell office:value-type="float" office:value="778609" table:style-name="ce46">
            <text:p>778.609</text:p>
          </table:table-cell>
          <table:table-cell office:value-type="percentage" office:value="0.74532858789338463" table:style-name="ce47">
            <text:p>74,5%</text:p>
          </table:table-cell>
          <table:table-cell office:value-type="float" office:value="639409" table:style-name="ce46">
            <text:p>639.409</text:p>
          </table:table-cell>
          <table:table-cell office:value-type="percentage" office:value="0.76216750999779481" table:style-name="ce47">
            <text:p>76,2%</text:p>
          </table:table-cell>
          <table:table-cell office:value-type="float" office:value="531252" table:style-name="ce46">
            <text:p>531.252</text:p>
          </table:table-cell>
          <table:table-cell office:value-type="percentage" office:value="0.80963048984555741" table:style-name="ce47">
            <text:p>81,0%</text:p>
          </table:table-cell>
          <table:table-cell office:value-type="float" office:value="5980492" table:style-name="ce46">
            <text:p>5.980.49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073071300863669" table:style-name="ce47">
            <text:p>87,1%</text:p>
          </table:table-cell>
          <table:table-cell office:value-type="percentage" office:value="0.76865344665797564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08" table:style-name="ce46">
            <text:p>297.308</text:p>
          </table:table-cell>
          <table:table-cell office:value-type="percentage" office:value="1" table:style-name="ce47">
            <text:p>100,0%</text:p>
          </table:table-cell>
          <table:table-cell office:value-type="float" office:value="434501" table:style-name="ce46">
            <text:p>434.501</text:p>
          </table:table-cell>
          <table:table-cell office:value-type="percentage" office:value="0.99232406557317143" table:style-name="ce47">
            <text:p>99,2%</text:p>
          </table:table-cell>
          <table:table-cell office:value-type="float" office:value="570248" table:style-name="ce46">
            <text:p>570.248</text:p>
          </table:table-cell>
          <table:table-cell office:value-type="percentage" office:value="0.9819536857186153" table:style-name="ce47">
            <text:p>98,2%</text:p>
          </table:table-cell>
          <table:table-cell office:value-type="float" office:value="715037" table:style-name="ce46">
            <text:p>715.037</text:p>
          </table:table-cell>
          <table:table-cell office:value-type="percentage" office:value="0.95042494424019119" table:style-name="ce47">
            <text:p>95,0%</text:p>
          </table:table-cell>
          <table:table-cell office:value-type="float" office:value="752979" table:style-name="ce46">
            <text:p>752.979</text:p>
          </table:table-cell>
          <table:table-cell office:value-type="percentage" office:value="0.8842057426830815" table:style-name="ce47">
            <text:p>88,4%</text:p>
          </table:table-cell>
          <table:table-cell office:value-type="float" office:value="509843" table:style-name="ce46">
            <text:p>509.843</text:p>
          </table:table-cell>
          <table:table-cell office:value-type="percentage" office:value="0.78587426147459993" table:style-name="ce47">
            <text:p>78,6%</text:p>
          </table:table-cell>
          <table:table-cell office:value-type="float" office:value="425322" table:style-name="ce46">
            <text:p>425.322</text:p>
          </table:table-cell>
          <table:table-cell office:value-type="percentage" office:value="0.82406621638902133" table:style-name="ce47">
            <text:p>82,4%</text:p>
          </table:table-cell>
          <table:table-cell office:value-type="float" office:value="371445" table:style-name="ce46">
            <text:p>371.445</text:p>
          </table:table-cell>
          <table:table-cell office:value-type="percentage" office:value="0.87495377251602358" table:style-name="ce47">
            <text:p>87,5%</text:p>
          </table:table-cell>
          <table:table-cell office:value-type="float" office:value="4076683" table:style-name="ce46">
            <text:p>4.076.68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825893697591975" table:style-name="ce47">
            <text:p>90,8%</text:p>
          </table:table-cell>
          <table:table-cell office:value-type="percentage" office:value="0.80609026105158177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80" table:style-name="ce46">
            <text:p>78.280</text:p>
          </table:table-cell>
          <table:table-cell office:value-type="percentage" office:value="1" table:style-name="ce47">
            <text:p>100,0%</text:p>
          </table:table-cell>
          <table:table-cell office:value-type="float" office:value="95943" table:style-name="ce46">
            <text:p>95.943</text:p>
          </table:table-cell>
          <table:table-cell office:value-type="percentage" office:value="1" table:style-name="ce47">
            <text:p>100,0%</text:p>
          </table:table-cell>
          <table:table-cell office:value-type="float" office:value="132885" table:style-name="ce46">
            <text:p>132.885</text:p>
          </table:table-cell>
          <table:table-cell office:value-type="percentage" office:value="1" table:style-name="ce47">
            <text:p>100,0%</text:p>
          </table:table-cell>
          <table:table-cell office:value-type="float" office:value="161529" table:style-name="ce46">
            <text:p>161.529</text:p>
          </table:table-cell>
          <table:table-cell office:value-type="percentage" office:value="0.95457285363086231" table:style-name="ce47">
            <text:p>95,5%</text:p>
          </table:table-cell>
          <table:table-cell office:value-type="float" office:value="146282" table:style-name="ce46">
            <text:p>146.282</text:p>
          </table:table-cell>
          <table:table-cell office:value-type="percentage" office:value="0.91716302807629124" table:style-name="ce47">
            <text:p>91,7%</text:p>
          </table:table-cell>
          <table:table-cell office:value-type="float" office:value="113148" table:style-name="ce46">
            <text:p>113.148</text:p>
          </table:table-cell>
          <table:table-cell office:value-type="percentage" office:value="0.84768390533342319" table:style-name="ce47">
            <text:p>84,8%</text:p>
          </table:table-cell>
          <table:table-cell office:value-type="float" office:value="93425" table:style-name="ce46">
            <text:p>93.425</text:p>
          </table:table-cell>
          <table:table-cell office:value-type="percentage" office:value="0.82443522767384403" table:style-name="ce47">
            <text:p>82,4%</text:p>
          </table:table-cell>
          <table:table-cell office:value-type="float" office:value="76781" table:style-name="ce46">
            <text:p>76.781</text:p>
          </table:table-cell>
          <table:table-cell office:value-type="percentage" office:value="0.9059705014749263" table:style-name="ce47">
            <text:p>90,6%</text:p>
          </table:table-cell>
          <table:table-cell office:value-type="float" office:value="898273" table:style-name="ce46">
            <text:p>898.27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214195589220895" table:style-name="ce47">
            <text:p>94,2%</text:p>
          </table:table-cell>
          <table:table-cell office:value-type="percentage" office:value="0.84425185646065226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22" table:style-name="ce46">
            <text:p>242.322</text:p>
          </table:table-cell>
          <table:table-cell office:value-type="percentage" office:value="1" table:style-name="ce47">
            <text:p>100,0%</text:p>
          </table:table-cell>
          <table:table-cell office:value-type="float" office:value="291334" table:style-name="ce46">
            <text:p>291.334</text:p>
          </table:table-cell>
          <table:table-cell office:value-type="percentage" office:value="1" table:style-name="ce47">
            <text:p>100,0%</text:p>
          </table:table-cell>
          <table:table-cell office:value-type="float" office:value="346039" table:style-name="ce46">
            <text:p>346.039</text:p>
          </table:table-cell>
          <table:table-cell office:value-type="percentage" office:value="0.99744038371184718" table:style-name="ce47">
            <text:p>99,7%</text:p>
          </table:table-cell>
          <table:table-cell office:value-type="float" office:value="390925" table:style-name="ce46">
            <text:p>390.925</text:p>
          </table:table-cell>
          <table:table-cell office:value-type="percentage" office:value="0.96313277768059735" table:style-name="ce47">
            <text:p>96,3%</text:p>
          </table:table-cell>
          <table:table-cell office:value-type="float" office:value="408023" table:style-name="ce46">
            <text:p>408.023</text:p>
          </table:table-cell>
          <table:table-cell office:value-type="percentage" office:value="0.92058589281645054" table:style-name="ce47">
            <text:p>92,1%</text:p>
          </table:table-cell>
          <table:table-cell office:value-type="float" office:value="263663" table:style-name="ce46">
            <text:p>263.663</text:p>
          </table:table-cell>
          <table:table-cell office:value-type="percentage" office:value="0.81526431009746203" table:style-name="ce47">
            <text:p>81,5%</text:p>
          </table:table-cell>
          <table:table-cell office:value-type="float" office:value="198884" table:style-name="ce46">
            <text:p>198.884</text:p>
          </table:table-cell>
          <table:table-cell office:value-type="percentage" office:value="0.86104051848420438" table:style-name="ce47">
            <text:p>86,1%</text:p>
          </table:table-cell>
          <table:table-cell office:value-type="float" office:value="168646" table:style-name="ce46">
            <text:p>168.646</text:p>
          </table:table-cell>
          <table:table-cell office:value-type="percentage" office:value="0.93688578777491982" table:style-name="ce47">
            <text:p>93,7%</text:p>
          </table:table-cell>
          <table:table-cell office:value-type="float" office:value="2309836" table:style-name="ce46">
            <text:p>2.309.836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06287357450424" table:style-name="ce47">
            <text:p>94,1%</text:p>
          </table:table-cell>
          <table:table-cell office:value-type="percentage" office:value="0.85491885281730562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64" table:style-name="ce46">
            <text:p>23.364</text:p>
          </table:table-cell>
          <table:table-cell office:value-type="percentage" office:value="1" table:style-name="ce47">
            <text:p>100,0%</text:p>
          </table:table-cell>
          <table:table-cell office:value-type="float" office:value="28666" table:style-name="ce46">
            <text:p>28.666</text:p>
          </table:table-cell>
          <table:table-cell office:value-type="percentage" office:value="1" table:style-name="ce47">
            <text:p>100,0%</text:p>
          </table:table-cell>
          <table:table-cell office:value-type="float" office:value="38059" table:style-name="ce46">
            <text:p>38.059</text:p>
          </table:table-cell>
          <table:table-cell office:value-type="percentage" office:value="1" table:style-name="ce47">
            <text:p>100,0%</text:p>
          </table:table-cell>
          <table:table-cell office:value-type="float" office:value="45409" table:style-name="ce46">
            <text:p>45.409</text:p>
          </table:table-cell>
          <table:table-cell office:value-type="percentage" office:value="0.9526896609600537" table:style-name="ce47">
            <text:p>95,3%</text:p>
          </table:table-cell>
          <table:table-cell office:value-type="float" office:value="47570" table:style-name="ce46">
            <text:p>47.570</text:p>
          </table:table-cell>
          <table:table-cell office:value-type="percentage" office:value="0.8984456154267475" table:style-name="ce47">
            <text:p>89,8%</text:p>
          </table:table-cell>
          <table:table-cell office:value-type="float" office:value="31209" table:style-name="ce46">
            <text:p>31.209</text:p>
          </table:table-cell>
          <table:table-cell office:value-type="percentage" office:value="0.79373839619522368" table:style-name="ce47">
            <text:p>79,4%</text:p>
          </table:table-cell>
          <table:table-cell office:value-type="float" office:value="24184" table:style-name="ce46">
            <text:p>24.184</text:p>
          </table:table-cell>
          <table:table-cell office:value-type="percentage" office:value="0.79401142556963689" table:style-name="ce47">
            <text:p>79,4%</text:p>
          </table:table-cell>
          <table:table-cell office:value-type="float" office:value="22005" table:style-name="ce46">
            <text:p>22.005</text:p>
          </table:table-cell>
          <table:table-cell office:value-type="percentage" office:value="0.8618596271345762" table:style-name="ce47">
            <text:p>86,2%</text:p>
          </table:table-cell>
          <table:table-cell office:value-type="float" office:value="260466" table:style-name="ce46">
            <text:p>260.46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723069338310381" table:style-name="ce47">
            <text:p>91,7%</text:p>
          </table:table-cell>
          <table:table-cell office:value-type="percentage" office:value="0.81417505954725333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966" table:style-name="ce46">
            <text:p>373.966</text:p>
          </table:table-cell>
          <table:table-cell office:value-type="percentage" office:value="1" table:style-name="ce47">
            <text:p>100,0%</text:p>
          </table:table-cell>
          <table:table-cell office:value-type="float" office:value="511153" table:style-name="ce46">
            <text:p>511.153</text:p>
          </table:table-cell>
          <table:table-cell office:value-type="percentage" office:value="0.97162414152953636" table:style-name="ce47">
            <text:p>97,2%</text:p>
          </table:table-cell>
          <table:table-cell office:value-type="float" office:value="689098" table:style-name="ce46">
            <text:p>689.098</text:p>
          </table:table-cell>
          <table:table-cell office:value-type="percentage" office:value="0.97977458436593146" table:style-name="ce47">
            <text:p>98,0%</text:p>
          </table:table-cell>
          <table:table-cell office:value-type="float" office:value="941057" table:style-name="ce46">
            <text:p>941.057</text:p>
          </table:table-cell>
          <table:table-cell office:value-type="percentage" office:value="0.96738635440792042" table:style-name="ce47">
            <text:p>96,7%</text:p>
          </table:table-cell>
          <table:table-cell office:value-type="float" office:value="1031731" table:style-name="ce46">
            <text:p>1.031.731</text:p>
          </table:table-cell>
          <table:table-cell office:value-type="percentage" office:value="0.88486849158340986" table:style-name="ce47">
            <text:p>88,5%</text:p>
          </table:table-cell>
          <table:table-cell office:value-type="float" office:value="747015" table:style-name="ce46">
            <text:p>747.015</text:p>
          </table:table-cell>
          <table:table-cell office:value-type="percentage" office:value="0.78662967019080909" table:style-name="ce47">
            <text:p>78,7%</text:p>
          </table:table-cell>
          <table:table-cell office:value-type="float" office:value="598762" table:style-name="ce46">
            <text:p>598.762</text:p>
          </table:table-cell>
          <table:table-cell office:value-type="percentage" office:value="0.80644062089632651" table:style-name="ce47">
            <text:p>80,6%</text:p>
          </table:table-cell>
          <table:table-cell office:value-type="float" office:value="453423" table:style-name="ce46">
            <text:p>453.423</text:p>
          </table:table-cell>
          <table:table-cell office:value-type="percentage" office:value="0.81913025569875453" table:style-name="ce47">
            <text:p>81,9%</text:p>
          </table:table-cell>
          <table:table-cell office:value-type="float" office:value="5346205" table:style-name="ce46">
            <text:p>5.346.205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432274043704374" table:style-name="ce47">
            <text:p>89,4%</text:p>
          </table:table-cell>
          <table:table-cell office:value-type="percentage" office:value="0.7885388372197298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76" table:style-name="ce46">
            <text:p>73.976</text:p>
          </table:table-cell>
          <table:table-cell office:value-type="percentage" office:value="1" table:style-name="ce47">
            <text:p>100,0%</text:p>
          </table:table-cell>
          <table:table-cell office:value-type="float" office:value="103321" table:style-name="ce46">
            <text:p>103.321</text:p>
          </table:table-cell>
          <table:table-cell office:value-type="percentage" office:value="1" table:style-name="ce47">
            <text:p>100,0%</text:p>
          </table:table-cell>
          <table:table-cell office:value-type="float" office:value="148327" table:style-name="ce46">
            <text:p>148.327</text:p>
          </table:table-cell>
          <table:table-cell office:value-type="percentage" office:value="1" table:style-name="ce47">
            <text:p>100,0%</text:p>
          </table:table-cell>
          <table:table-cell office:value-type="float" office:value="207480" table:style-name="ce46">
            <text:p>207.480</text:p>
          </table:table-cell>
          <table:table-cell office:value-type="percentage" office:value="0.97291518175338565" table:style-name="ce47">
            <text:p>97,3%</text:p>
          </table:table-cell>
          <table:table-cell office:value-type="float" office:value="231735" table:style-name="ce46">
            <text:p>231.735</text:p>
          </table:table-cell>
          <table:table-cell office:value-type="percentage" office:value="0.91177893978918545" table:style-name="ce47">
            <text:p>91,2%</text:p>
          </table:table-cell>
          <table:table-cell office:value-type="float" office:value="167248" table:style-name="ce46">
            <text:p>167.248</text:p>
          </table:table-cell>
          <table:table-cell office:value-type="percentage" office:value="0.8002181786864303" table:style-name="ce47">
            <text:p>80,0%</text:p>
          </table:table-cell>
          <table:table-cell office:value-type="float" office:value="140967" table:style-name="ce46">
            <text:p>140.967</text:p>
          </table:table-cell>
          <table:table-cell office:value-type="percentage" office:value="0.81839556917932288" table:style-name="ce47">
            <text:p>81,8%</text:p>
          </table:table-cell>
          <table:table-cell office:value-type="float" office:value="119204" table:style-name="ce46">
            <text:p>119.204</text:p>
          </table:table-cell>
          <table:table-cell office:value-type="percentage" office:value="0.84009189958701569" table:style-name="ce47">
            <text:p>84,0%</text:p>
          </table:table-cell>
          <table:table-cell office:value-type="float" office:value="1192258" table:style-name="ce46">
            <text:p>1.192.25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002544008756336" table:style-name="ce47">
            <text:p>91,0%</text:p>
          </table:table-cell>
          <table:table-cell office:value-type="percentage" office:value="0.7889212314830560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4" table:style-name="ce46">
            <text:p>42.514</text:p>
          </table:table-cell>
          <table:table-cell office:value-type="percentage" office:value="1" table:style-name="ce47">
            <text:p>100,0%</text:p>
          </table:table-cell>
          <table:table-cell office:value-type="float" office:value="55899" table:style-name="ce46">
            <text:p>55.899</text:p>
          </table:table-cell>
          <table:table-cell office:value-type="percentage" office:value="1" table:style-name="ce47">
            <text:p>100,0%</text:p>
          </table:table-cell>
          <table:table-cell office:value-type="float" office:value="72296" table:style-name="ce46">
            <text:p>72.296</text:p>
          </table:table-cell>
          <table:table-cell office:value-type="percentage" office:value="0.97903688857591675" table:style-name="ce47">
            <text:p>97,9%</text:p>
          </table:table-cell>
          <table:table-cell office:value-type="float" office:value="91915" table:style-name="ce46">
            <text:p>91.915</text:p>
          </table:table-cell>
          <table:table-cell office:value-type="percentage" office:value="0.95057604401514051" table:style-name="ce47">
            <text:p>95,1%</text:p>
          </table:table-cell>
          <table:table-cell office:value-type="float" office:value="95332" table:style-name="ce46">
            <text:p>95.332</text:p>
          </table:table-cell>
          <table:table-cell office:value-type="percentage" office:value="0.88268735764152517" table:style-name="ce47">
            <text:p>88,3%</text:p>
          </table:table-cell>
          <table:table-cell office:value-type="float" office:value="64047" table:style-name="ce46">
            <text:p>64.047</text:p>
          </table:table-cell>
          <table:table-cell office:value-type="percentage" office:value="0.78738889366985898" table:style-name="ce47">
            <text:p>78,7%</text:p>
          </table:table-cell>
          <table:table-cell office:value-type="float" office:value="57032" table:style-name="ce46">
            <text:p>57.032</text:p>
          </table:table-cell>
          <table:table-cell office:value-type="percentage" office:value="0.83714239581957228" table:style-name="ce47">
            <text:p>83,7%</text:p>
          </table:table-cell>
          <table:table-cell office:value-type="float" office:value="48944" table:style-name="ce46">
            <text:p>48.944</text:p>
          </table:table-cell>
          <table:table-cell office:value-type="percentage" office:value="0.86798609633255308" table:style-name="ce47">
            <text:p>86,8%</text:p>
          </table:table-cell>
          <table:table-cell office:value-type="float" office:value="527979" table:style-name="ce46">
            <text:p>527.97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818847036401229" table:style-name="ce47">
            <text:p>90,8%</text:p>
          </table:table-cell>
          <table:table-cell office:value-type="percentage" office:value="0.79851995698710065" table:style-name="ce47">
            <text:p>7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95" table:style-name="ce46">
            <text:p>164.195</text:p>
          </table:table-cell>
          <table:table-cell office:value-type="percentage" office:value="1" table:style-name="ce47">
            <text:p>100,0%</text:p>
          </table:table-cell>
          <table:table-cell office:value-type="float" office:value="213756" table:style-name="ce46">
            <text:p>213.756</text:p>
          </table:table-cell>
          <table:table-cell office:value-type="percentage" office:value="1" table:style-name="ce47">
            <text:p>100,0%</text:p>
          </table:table-cell>
          <table:table-cell office:value-type="float" office:value="278560" table:style-name="ce46">
            <text:p>278.560</text:p>
          </table:table-cell>
          <table:table-cell office:value-type="percentage" office:value="0.99443450819116164" table:style-name="ce47">
            <text:p>99,4%</text:p>
          </table:table-cell>
          <table:table-cell office:value-type="float" office:value="323900" table:style-name="ce46">
            <text:p>323.900</text:p>
          </table:table-cell>
          <table:table-cell office:value-type="percentage" office:value="0.95271150695488227" table:style-name="ce47">
            <text:p>95,3%</text:p>
          </table:table-cell>
          <table:table-cell office:value-type="float" office:value="320466" table:style-name="ce46">
            <text:p>320.466</text:p>
          </table:table-cell>
          <table:table-cell office:value-type="percentage" office:value="0.88494006345734855" table:style-name="ce47">
            <text:p>88,5%</text:p>
          </table:table-cell>
          <table:table-cell office:value-type="float" office:value="202862" table:style-name="ce46">
            <text:p>202.862</text:p>
          </table:table-cell>
          <table:table-cell office:value-type="percentage" office:value="0.77861235957212438" table:style-name="ce47">
            <text:p>77,9%</text:p>
          </table:table-cell>
          <table:table-cell office:value-type="float" office:value="163633" table:style-name="ce46">
            <text:p>163.633</text:p>
          </table:table-cell>
          <table:table-cell office:value-type="percentage" office:value="0.81193743983645439" table:style-name="ce47">
            <text:p>81,2%</text:p>
          </table:table-cell>
          <table:table-cell office:value-type="float" office:value="146167" table:style-name="ce46">
            <text:p>146.167</text:p>
          </table:table-cell>
          <table:table-cell office:value-type="percentage" office:value="0.86691458192472393" table:style-name="ce47">
            <text:p>86,7%</text:p>
          </table:table-cell>
          <table:table-cell office:value-type="float" office:value="1813539" table:style-name="ce46">
            <text:p>1.813.53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410841944551835" table:style-name="ce47">
            <text:p>91,4%</text:p>
          </table:table-cell>
          <table:table-cell office:value-type="percentage" office:value="0.81672404102852325" table:style-name="ce47">
            <text:p>8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1" table:style-name="ce46">
            <text:p>2.401</text:p>
          </table:table-cell>
          <table:table-cell office:value-type="percentage" office:value="0.9216890595009597" table:style-name="ce47">
            <text:p>92,2%</text:p>
          </table:table-cell>
          <table:table-cell office:value-type="float" office:value="3895" table:style-name="ce46">
            <text:p>3.895</text:p>
          </table:table-cell>
          <table:table-cell office:value-type="percentage" office:value="0.90203798054654938" table:style-name="ce47">
            <text:p>90,2%</text:p>
          </table:table-cell>
          <table:table-cell office:value-type="float" office:value="7666" table:style-name="ce46">
            <text:p>7.666</text:p>
          </table:table-cell>
          <table:table-cell office:value-type="percentage" office:value="0.97569046709940177" table:style-name="ce47">
            <text:p>97,6%</text:p>
          </table:table-cell>
          <table:table-cell office:value-type="float" office:value="10598" table:style-name="ce46">
            <text:p>10.598</text:p>
          </table:table-cell>
          <table:table-cell office:value-type="percentage" office:value="0.91709934233298718" table:style-name="ce47">
            <text:p>91,7%</text:p>
          </table:table-cell>
          <table:table-cell office:value-type="float" office:value="11172" table:style-name="ce46">
            <text:p>11.172</text:p>
          </table:table-cell>
          <table:table-cell office:value-type="percentage" office:value="0.88372093023255816" table:style-name="ce47">
            <text:p>88,4%</text:p>
          </table:table-cell>
          <table:table-cell office:value-type="float" office:value="9256" table:style-name="ce46">
            <text:p>9.256</text:p>
          </table:table-cell>
          <table:table-cell office:value-type="percentage" office:value="0.77820749957961999" table:style-name="ce47">
            <text:p>77,8%</text:p>
          </table:table-cell>
          <table:table-cell office:value-type="float" office:value="9244" table:style-name="ce46">
            <text:p>9.244</text:p>
          </table:table-cell>
          <table:table-cell office:value-type="percentage" office:value="0.84289231330354697" table:style-name="ce47">
            <text:p>84,3%</text:p>
          </table:table-cell>
          <table:table-cell office:value-type="float" office:value="8549" table:style-name="ce46">
            <text:p>8.549</text:p>
          </table:table-cell>
          <table:table-cell office:value-type="percentage" office:value="0.93677405215866749" table:style-name="ce47">
            <text:p>93,7%</text:p>
          </table:table-cell>
          <table:table-cell office:value-type="float" office:value="62781" table:style-name="ce46">
            <text:p>62.78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46755442823927" table:style-name="ce47">
            <text:p>88,5%</text:p>
          </table:table-cell>
          <table:table-cell office:value-type="percentage" office:value="0.74559986698653236" table:style-name="ce47">
            <text:p>74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3" table:style-name="ce46">
            <text:p>2.013</text:p>
          </table:table-cell>
          <table:table-cell office:value-type="percentage" office:value="0.85696040868454659" table:style-name="ce47">
            <text:p>85,7%</text:p>
          </table:table-cell>
          <table:table-cell office:value-type="float" office:value="3318" table:style-name="ce46">
            <text:p>3.318</text:p>
          </table:table-cell>
          <table:table-cell office:value-type="percentage" office:value="0.88527214514407682" table:style-name="ce47">
            <text:p>88,5%</text:p>
          </table:table-cell>
          <table:table-cell office:value-type="float" office:value="7185" table:style-name="ce46">
            <text:p>7.185</text:p>
          </table:table-cell>
          <table:table-cell office:value-type="percentage" office:value="0.91797623610578771" table:style-name="ce47">
            <text:p>91,8%</text:p>
          </table:table-cell>
          <table:table-cell office:value-type="float" office:value="9706" table:style-name="ce46">
            <text:p>9.706</text:p>
          </table:table-cell>
          <table:table-cell office:value-type="percentage" office:value="0.8590140720417736" table:style-name="ce47">
            <text:p>85,9%</text:p>
          </table:table-cell>
          <table:table-cell office:value-type="float" office:value="10098" table:style-name="ce46">
            <text:p>10.098</text:p>
          </table:table-cell>
          <table:table-cell office:value-type="percentage" office:value="0.84135977337110479" table:style-name="ce47">
            <text:p>84,1%</text:p>
          </table:table-cell>
          <table:table-cell office:value-type="float" office:value="8669" table:style-name="ce46">
            <text:p>8.669</text:p>
          </table:table-cell>
          <table:table-cell office:value-type="percentage" office:value="0.71449765103436913" table:style-name="ce47">
            <text:p>71,4%</text:p>
          </table:table-cell>
          <table:table-cell office:value-type="float" office:value="8775" table:style-name="ce46">
            <text:p>8.775</text:p>
          </table:table-cell>
          <table:table-cell office:value-type="percentage" office:value="0.7315548145060442" table:style-name="ce47">
            <text:p>73,2%</text:p>
          </table:table-cell>
          <table:table-cell office:value-type="float" office:value="8021" table:style-name="ce46">
            <text:p>8.021</text:p>
          </table:table-cell>
          <table:table-cell office:value-type="percentage" office:value="0.8377898475036557" table:style-name="ce47">
            <text:p>83,8%</text:p>
          </table:table-cell>
          <table:table-cell office:value-type="float" office:value="57785" table:style-name="ce46">
            <text:p>57.78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471089993937429" table:style-name="ce47">
            <text:p>81,5%</text:p>
          </table:table-cell>
          <table:table-cell office:value-type="percentage" office:value="0.66361569203913817" table:style-name="ce47">
            <text:p>6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8" table:style-name="ce46">
            <text:p>3.538</text:p>
          </table:table-cell>
          <table:table-cell office:value-type="string" table:style-name="ce47">
            <text:p>-</text:p>
          </table:table-cell>
          <table:table-cell office:value-type="float" office:value="9527" table:style-name="ce46">
            <text:p>9.527</text:p>
          </table:table-cell>
          <table:table-cell office:value-type="string" table:style-name="ce47">
            <text:p>-</text:p>
          </table:table-cell>
          <table:table-cell office:value-type="float" office:value="22115" table:style-name="ce46">
            <text:p>22.115</text:p>
          </table:table-cell>
          <table:table-cell office:value-type="string" table:style-name="ce47">
            <text:p>-</text:p>
          </table:table-cell>
          <table:table-cell office:value-type="float" office:value="31870" table:style-name="ce46">
            <text:p>31.870</text:p>
          </table:table-cell>
          <table:table-cell office:value-type="string" table:style-name="ce47">
            <text:p>-</text:p>
          </table:table-cell>
          <table:table-cell office:value-type="float" office:value="24592" table:style-name="ce46">
            <text:p>24.592</text:p>
          </table:table-cell>
          <table:table-cell office:value-type="string" table:style-name="ce47">
            <text:p>-</text:p>
          </table:table-cell>
          <table:table-cell office:value-type="float" office:value="1179" table:style-name="ce46">
            <text:p>1.179</text:p>
          </table:table-cell>
          <table:table-cell office:value-type="string" table:style-name="ce47">
            <text:p>-</text:p>
          </table:table-cell>
          <table:table-cell office:value-type="float" office:value="92871" table:style-name="ce46">
            <text:p>92.87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37" table:style-name="ce49">
            <text:p>37</text:p>
          </table:table-cell>
          <table:table-cell office:value-type="string" table:style-name="ce50">
            <text:p>-</text:p>
          </table:table-cell>
          <table:table-cell office:value-type="float" office:value="227" table:style-name="ce49">
            <text:p>227</text:p>
          </table:table-cell>
          <table:table-cell office:value-type="string" table:style-name="ce50">
            <text:p>-</text:p>
          </table:table-cell>
          <table:table-cell office:value-type="float" office:value="698" table:style-name="ce49">
            <text:p>698</text:p>
          </table:table-cell>
          <table:table-cell office:value-type="string" table:style-name="ce50">
            <text:p>-</text:p>
          </table:table-cell>
          <table:table-cell office:value-type="float" office:value="1333" table:style-name="ce49">
            <text:p>1.333</text:p>
          </table:table-cell>
          <table:table-cell office:value-type="string" table:style-name="ce50">
            <text:p>-</text:p>
          </table:table-cell>
          <table:table-cell office:value-type="float" office:value="1558" table:style-name="ce49">
            <text:p>1.558</text:p>
          </table:table-cell>
          <table:table-cell office:value-type="string" table:style-name="ce50">
            <text:p>-</text:p>
          </table:table-cell>
          <table:table-cell office:value-type="float" office:value="1294" table:style-name="ce49">
            <text:p>1.294</text:p>
          </table:table-cell>
          <table:table-cell office:value-type="string" table:style-name="ce50">
            <text:p>-</text:p>
          </table:table-cell>
          <table:table-cell office:value-type="float" office:value="171" table:style-name="ce49">
            <text:p>171</text:p>
          </table:table-cell>
          <table:table-cell office:value-type="string" table:style-name="ce50">
            <text:p>-</text:p>
          </table:table-cell>
          <table:table-cell office:value-type="float" office:value="5345" table:style-name="ce49">
            <text:p>5.34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7794" table:style-name="ce53">
            <text:p>2.937.794</text:p>
          </table:table-cell>
          <table:table-cell office:value-type="percentage" office:value="1" table:style-name="ce54">
            <text:p>100,0%</text:p>
          </table:table-cell>
          <table:table-cell office:value-type="float" office:value="3943191" table:style-name="ce53">
            <text:p>3.943.191</text:p>
          </table:table-cell>
          <table:table-cell office:value-type="percentage" office:value="0.99574398775771489" table:style-name="ce54">
            <text:p>99,6%</text:p>
          </table:table-cell>
          <table:table-cell office:value-type="float" office:value="5280595" table:style-name="ce53">
            <text:p>5.280.595</text:p>
          </table:table-cell>
          <table:table-cell office:value-type="percentage" office:value="0.98943392394134067" table:style-name="ce54">
            <text:p>98,9%</text:p>
          </table:table-cell>
          <table:table-cell office:value-type="float" office:value="6683545" table:style-name="ce53">
            <text:p>6.683.545</text:p>
          </table:table-cell>
          <table:table-cell office:value-type="percentage" office:value="0.95027075460672406" table:style-name="ce54">
            <text:p>95,0%</text:p>
          </table:table-cell>
          <table:table-cell office:value-type="float" office:value="6978989" table:style-name="ce53">
            <text:p>6.978.989</text:p>
          </table:table-cell>
          <table:table-cell office:value-type="percentage" office:value="0.88434130534253741" table:style-name="ce54">
            <text:p>88,4%</text:p>
          </table:table-cell>
          <table:table-cell office:value-type="float" office:value="4905603" table:style-name="ce53">
            <text:p>4.905.603</text:p>
          </table:table-cell>
          <table:table-cell office:value-type="percentage" office:value="0.78736527958143321" table:style-name="ce54">
            <text:p>78,7%</text:p>
          </table:table-cell>
          <table:table-cell office:value-type="float" office:value="3996678" table:style-name="ce53">
            <text:p>3.996.678</text:p>
          </table:table-cell>
          <table:table-cell office:value-type="percentage" office:value="0.80828493075330055" table:style-name="ce54">
            <text:p>80,8%</text:p>
          </table:table-cell>
          <table:table-cell office:value-type="float" office:value="3333310" table:style-name="ce53">
            <text:p>3.333.310</text:p>
          </table:table-cell>
          <table:table-cell office:value-type="percentage" office:value="0.857181577530302" table:style-name="ce54">
            <text:p>85,7%</text:p>
          </table:table-cell>
          <table:table-cell office:value-type="float" office:value="38059705" table:style-name="ce53">
            <text:p>38.059.70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360544453328362" table:style-name="ce54">
            <text:p>90,4%</text:p>
          </table:table-cell>
          <table:table-cell office:value-type="percentage" office:value="0.80208782592578265" table:style-name="ce54">
            <text:p>80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633" table:style-name="ce43">
            <text:p>428.633</text:p>
          </table:table-cell>
          <table:table-cell office:value-type="percentage" office:value="1" table:style-name="ce44">
            <text:p>100,0%</text:p>
          </table:table-cell>
          <table:table-cell office:value-type="float" office:value="649376" table:style-name="ce43">
            <text:p>649.376</text:p>
          </table:table-cell>
          <table:table-cell office:value-type="percentage" office:value="0.9984547519069592" table:style-name="ce44">
            <text:p>99,8%</text:p>
          </table:table-cell>
          <table:table-cell office:value-type="float" office:value="921487" table:style-name="ce43">
            <text:p>921.487</text:p>
          </table:table-cell>
          <table:table-cell office:value-type="percentage" office:value="1.0058287589218762" table:style-name="ce44">
            <text:p>100,6%</text:p>
          </table:table-cell>
          <table:table-cell office:value-type="float" office:value="1206217" table:style-name="ce43">
            <text:p>1.206.217</text:p>
          </table:table-cell>
          <table:table-cell office:value-type="percentage" office:value="0.95351539618709891" table:style-name="ce44">
            <text:p>95,4%</text:p>
          </table:table-cell>
          <table:table-cell office:value-type="float" office:value="1237406" table:style-name="ce43">
            <text:p>1.237.406</text:p>
          </table:table-cell>
          <table:table-cell office:value-type="percentage" office:value="0.89336040210408674" table:style-name="ce44">
            <text:p>89,3%</text:p>
          </table:table-cell>
          <table:table-cell office:value-type="float" office:value="907854" table:style-name="ce43">
            <text:p>907.854</text:p>
          </table:table-cell>
          <table:table-cell office:value-type="percentage" office:value="0.79621159831856569" table:style-name="ce44">
            <text:p>79,6%</text:p>
          </table:table-cell>
          <table:table-cell office:value-type="float" office:value="742283" table:style-name="ce43">
            <text:p>742.283</text:p>
          </table:table-cell>
          <table:table-cell office:value-type="percentage" office:value="0.79929512249750179" table:style-name="ce44">
            <text:p>79,9%</text:p>
          </table:table-cell>
          <table:table-cell office:value-type="float" office:value="650829" table:style-name="ce43">
            <text:p>650.829</text:p>
          </table:table-cell>
          <table:table-cell office:value-type="percentage" office:value="0.8644215022572509" table:style-name="ce44">
            <text:p>86,4%</text:p>
          </table:table-cell>
          <table:table-cell office:value-type="float" office:value="6744085" table:style-name="ce43">
            <text:p>6.744.08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500639092321167" table:style-name="ce44">
            <text:p>90,5%</text:p>
          </table:table-cell>
          <table:table-cell office:value-type="percentage" office:value="0.79675774250565101" table:style-name="ce44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937" table:style-name="ce46">
            <text:p>99.937</text:p>
          </table:table-cell>
          <table:table-cell office:value-type="percentage" office:value="1" table:style-name="ce47">
            <text:p>100,0%</text:p>
          </table:table-cell>
          <table:table-cell office:value-type="float" office:value="118535" table:style-name="ce46">
            <text:p>118.535</text:p>
          </table:table-cell>
          <table:table-cell office:value-type="percentage" office:value="0.99646925307889533" table:style-name="ce47">
            <text:p>99,6%</text:p>
          </table:table-cell>
          <table:table-cell office:value-type="float" office:value="152574" table:style-name="ce46">
            <text:p>152.574</text:p>
          </table:table-cell>
          <table:table-cell office:value-type="percentage" office:value="0.97574296366880475" table:style-name="ce47">
            <text:p>97,6%</text:p>
          </table:table-cell>
          <table:table-cell office:value-type="float" office:value="184045" table:style-name="ce46">
            <text:p>184.045</text:p>
          </table:table-cell>
          <table:table-cell office:value-type="percentage" office:value="0.92827312801993278" table:style-name="ce47">
            <text:p>92,8%</text:p>
          </table:table-cell>
          <table:table-cell office:value-type="float" office:value="185285" table:style-name="ce46">
            <text:p>185.285</text:p>
          </table:table-cell>
          <table:table-cell office:value-type="percentage" office:value="0.86201923300595973" table:style-name="ce47">
            <text:p>86,2%</text:p>
          </table:table-cell>
          <table:table-cell office:value-type="float" office:value="122229" table:style-name="ce46">
            <text:p>122.229</text:p>
          </table:table-cell>
          <table:table-cell office:value-type="percentage" office:value="0.74400131478032216" table:style-name="ce47">
            <text:p>74,4%</text:p>
          </table:table-cell>
          <table:table-cell office:value-type="float" office:value="100298" table:style-name="ce46">
            <text:p>100.298</text:p>
          </table:table-cell>
          <table:table-cell office:value-type="percentage" office:value="0.7691505433240543" table:style-name="ce47">
            <text:p>76,9%</text:p>
          </table:table-cell>
          <table:table-cell office:value-type="float" office:value="85304" table:style-name="ce46">
            <text:p>85.304</text:p>
          </table:table-cell>
          <table:table-cell office:value-type="percentage" office:value="0.82731866277434563" table:style-name="ce47">
            <text:p>82,7%</text:p>
          </table:table-cell>
          <table:table-cell office:value-type="float" office:value="1048207" table:style-name="ce46">
            <text:p>1.048.20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446285398950664" table:style-name="ce47">
            <text:p>88,4%</text:p>
          </table:table-cell>
          <table:table-cell office:value-type="percentage" office:value="0.78848660777754631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83" table:style-name="ce46">
            <text:p>88.183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1" table:style-name="ce46">
            <text:p>113.951</text:p>
          </table:table-cell>
          <table:table-cell office:value-type="percentage" office:value="1" table:style-name="ce47">
            <text:p>100,0%</text:p>
          </table:table-cell>
          <table:table-cell office:value-type="float" office:value="147408" table:style-name="ce46">
            <text:p>147.408</text:p>
          </table:table-cell>
          <table:table-cell office:value-type="percentage" office:value="0.98500521209205361" table:style-name="ce47">
            <text:p>98,5%</text:p>
          </table:table-cell>
          <table:table-cell office:value-type="float" office:value="152472" table:style-name="ce46">
            <text:p>152.472</text:p>
          </table:table-cell>
          <table:table-cell office:value-type="percentage" office:value="0.93745273448307664" table:style-name="ce47">
            <text:p>93,7%</text:p>
          </table:table-cell>
          <table:table-cell office:value-type="float" office:value="149780" table:style-name="ce46">
            <text:p>149.780</text:p>
          </table:table-cell>
          <table:table-cell office:value-type="percentage" office:value="0.896923823154264" table:style-name="ce47">
            <text:p>89,7%</text:p>
          </table:table-cell>
          <table:table-cell office:value-type="float" office:value="89410" table:style-name="ce46">
            <text:p>89.410</text:p>
          </table:table-cell>
          <table:table-cell office:value-type="percentage" office:value="0.78120767839512106" table:style-name="ce47">
            <text:p>78,1%</text:p>
          </table:table-cell>
          <table:table-cell office:value-type="float" office:value="65036" table:style-name="ce46">
            <text:p>65.036</text:p>
          </table:table-cell>
          <table:table-cell office:value-type="percentage" office:value="0.82208542427728126" table:style-name="ce47">
            <text:p>82,2%</text:p>
          </table:table-cell>
          <table:table-cell office:value-type="float" office:value="59518" table:style-name="ce46">
            <text:p>59.518</text:p>
          </table:table-cell>
          <table:table-cell office:value-type="percentage" office:value="0.92996875000000001" table:style-name="ce47">
            <text:p>93,0%</text:p>
          </table:table-cell>
          <table:table-cell office:value-type="float" office:value="865758" table:style-name="ce46">
            <text:p>865.75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00821370406894" table:style-name="ce47">
            <text:p>92,7%</text:p>
          </table:table-cell>
          <table:table-cell office:value-type="percentage" office:value="0.84979544240977478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77" table:style-name="ce46">
            <text:p>50.877</text:p>
          </table:table-cell>
          <table:table-cell office:value-type="percentage" office:value="1" table:style-name="ce47">
            <text:p>100,0%</text:p>
          </table:table-cell>
          <table:table-cell office:value-type="float" office:value="78805" table:style-name="ce46">
            <text:p>78.805</text:p>
          </table:table-cell>
          <table:table-cell office:value-type="percentage" office:value="0.97874956530379054" table:style-name="ce47">
            <text:p>97,9%</text:p>
          </table:table-cell>
          <table:table-cell office:value-type="float" office:value="109355" table:style-name="ce46">
            <text:p>109.355</text:p>
          </table:table-cell>
          <table:table-cell office:value-type="percentage" office:value="0.93281640521705012" table:style-name="ce47">
            <text:p>93,3%</text:p>
          </table:table-cell>
          <table:table-cell office:value-type="float" office:value="148578" table:style-name="ce46">
            <text:p>148.578</text:p>
          </table:table-cell>
          <table:table-cell office:value-type="percentage" office:value="0.89614407980844046" table:style-name="ce47">
            <text:p>89,6%</text:p>
          </table:table-cell>
          <table:table-cell office:value-type="float" office:value="165114" table:style-name="ce46">
            <text:p>165.114</text:p>
          </table:table-cell>
          <table:table-cell office:value-type="percentage" office:value="0.80085559629823644" table:style-name="ce47">
            <text:p>80,1%</text:p>
          </table:table-cell>
          <table:table-cell office:value-type="float" office:value="122906" table:style-name="ce46">
            <text:p>122.906</text:p>
          </table:table-cell>
          <table:table-cell office:value-type="percentage" office:value="0.67461454439669133" table:style-name="ce47">
            <text:p>67,5%</text:p>
          </table:table-cell>
          <table:table-cell office:value-type="float" office:value="93487" table:style-name="ce46">
            <text:p>93.487</text:p>
          </table:table-cell>
          <table:table-cell office:value-type="percentage" office:value="0.67772687071377824" table:style-name="ce47">
            <text:p>67,8%</text:p>
          </table:table-cell>
          <table:table-cell office:value-type="float" office:value="72443" table:style-name="ce46">
            <text:p>72.443</text:p>
          </table:table-cell>
          <table:table-cell office:value-type="percentage" office:value="0.75872434017595303" table:style-name="ce47">
            <text:p>75,9%</text:p>
          </table:table-cell>
          <table:table-cell office:value-type="float" office:value="841565" table:style-name="ce46">
            <text:p>841.56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321077974271094" table:style-name="ce47">
            <text:p>81,3%</text:p>
          </table:table-cell>
          <table:table-cell office:value-type="percentage" office:value="0.71833897688774551" table:style-name="ce47">
            <text:p>7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988" table:style-name="ce46">
            <text:p>91.988</text:p>
          </table:table-cell>
          <table:table-cell office:value-type="percentage" office:value="1" table:style-name="ce47">
            <text:p>100,0%</text:p>
          </table:table-cell>
          <table:table-cell office:value-type="float" office:value="150323" table:style-name="ce46">
            <text:p>150.323</text:p>
          </table:table-cell>
          <table:table-cell office:value-type="percentage" office:value="0.97276921782684378" table:style-name="ce47">
            <text:p>97,3%</text:p>
          </table:table-cell>
          <table:table-cell office:value-type="float" office:value="221022" table:style-name="ce46">
            <text:p>221.022</text:p>
          </table:table-cell>
          <table:table-cell office:value-type="percentage" office:value="0.94015108978612627" table:style-name="ce47">
            <text:p>94,0%</text:p>
          </table:table-cell>
          <table:table-cell office:value-type="float" office:value="318375" table:style-name="ce46">
            <text:p>318.375</text:p>
          </table:table-cell>
          <table:table-cell office:value-type="percentage" office:value="0.90831412333957184" table:style-name="ce47">
            <text:p>90,8%</text:p>
          </table:table-cell>
          <table:table-cell office:value-type="float" office:value="313922" table:style-name="ce46">
            <text:p>313.922</text:p>
          </table:table-cell>
          <table:table-cell office:value-type="percentage" office:value="0.80923582969860075" table:style-name="ce47">
            <text:p>80,9%</text:p>
          </table:table-cell>
          <table:table-cell office:value-type="float" office:value="222434" table:style-name="ce46">
            <text:p>222.434</text:p>
          </table:table-cell>
          <table:table-cell office:value-type="percentage" office:value="0.71537368058816342" table:style-name="ce47">
            <text:p>71,5%</text:p>
          </table:table-cell>
          <table:table-cell office:value-type="float" office:value="178664" table:style-name="ce46">
            <text:p>178.664</text:p>
          </table:table-cell>
          <table:table-cell office:value-type="percentage" office:value="0.70969382080493193" table:style-name="ce47">
            <text:p>71,0%</text:p>
          </table:table-cell>
          <table:table-cell office:value-type="float" office:value="144560" table:style-name="ce46">
            <text:p>144.560</text:p>
          </table:table-cell>
          <table:table-cell office:value-type="percentage" office:value="0.80401786459173397" table:style-name="ce47">
            <text:p>80,4%</text:p>
          </table:table-cell>
          <table:table-cell office:value-type="float" office:value="1641288" table:style-name="ce46">
            <text:p>1.641.288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706128294234827" table:style-name="ce47">
            <text:p>83,7%</text:p>
          </table:table-cell>
          <table:table-cell office:value-type="percentage" office:value="0.75428502099311012" table:style-name="ce47">
            <text:p>7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64" table:style-name="ce46">
            <text:p>41.864</text:p>
          </table:table-cell>
          <table:table-cell office:value-type="percentage" office:value="1" table:style-name="ce47">
            <text:p>100,0%</text:p>
          </table:table-cell>
          <table:table-cell office:value-type="float" office:value="55708" table:style-name="ce46">
            <text:p>55.708</text:p>
          </table:table-cell>
          <table:table-cell office:value-type="percentage" office:value="1" table:style-name="ce47">
            <text:p>100,0%</text:p>
          </table:table-cell>
          <table:table-cell office:value-type="float" office:value="76281" table:style-name="ce46">
            <text:p>76.281</text:p>
          </table:table-cell>
          <table:table-cell office:value-type="percentage" office:value="0.98624345465123797" table:style-name="ce47">
            <text:p>98,6%</text:p>
          </table:table-cell>
          <table:table-cell office:value-type="float" office:value="83770" table:style-name="ce46">
            <text:p>83.770</text:p>
          </table:table-cell>
          <table:table-cell office:value-type="percentage" office:value="0.93115023787292694" table:style-name="ce47">
            <text:p>93,1%</text:p>
          </table:table-cell>
          <table:table-cell office:value-type="float" office:value="87139" table:style-name="ce46">
            <text:p>87.139</text:p>
          </table:table-cell>
          <table:table-cell office:value-type="percentage" office:value="0.89127433030919823" table:style-name="ce47">
            <text:p>89,1%</text:p>
          </table:table-cell>
          <table:table-cell office:value-type="float" office:value="53784" table:style-name="ce46">
            <text:p>53.784</text:p>
          </table:table-cell>
          <table:table-cell office:value-type="percentage" office:value="0.76318590098335537" table:style-name="ce47">
            <text:p>76,3%</text:p>
          </table:table-cell>
          <table:table-cell office:value-type="float" office:value="40164" table:style-name="ce46">
            <text:p>40.164</text:p>
          </table:table-cell>
          <table:table-cell office:value-type="percentage" office:value="0.79524799524799528" table:style-name="ce47">
            <text:p>79,5%</text:p>
          </table:table-cell>
          <table:table-cell office:value-type="float" office:value="38323" table:style-name="ce46">
            <text:p>38.323</text:p>
          </table:table-cell>
          <table:table-cell office:value-type="percentage" office:value="0.87171030184473308" table:style-name="ce47">
            <text:p>87,2%</text:p>
          </table:table-cell>
          <table:table-cell office:value-type="float" office:value="477033" table:style-name="ce46">
            <text:p>477.03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014773137045024" table:style-name="ce47">
            <text:p>91,0%</text:p>
          </table:table-cell>
          <table:table-cell office:value-type="percentage" office:value="0.81837177584683607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914" table:style-name="ce46">
            <text:p>226.914</text:p>
          </table:table-cell>
          <table:table-cell office:value-type="percentage" office:value="1" table:style-name="ce47">
            <text:p>100,0%</text:p>
          </table:table-cell>
          <table:table-cell office:value-type="float" office:value="249127" table:style-name="ce46">
            <text:p>249.127</text:p>
          </table:table-cell>
          <table:table-cell office:value-type="percentage" office:value="1" table:style-name="ce47">
            <text:p>100,0%</text:p>
          </table:table-cell>
          <table:table-cell office:value-type="float" office:value="318062" table:style-name="ce46">
            <text:p>318.062</text:p>
          </table:table-cell>
          <table:table-cell office:value-type="percentage" office:value="0.9983897041512988" table:style-name="ce47">
            <text:p>99,8%</text:p>
          </table:table-cell>
          <table:table-cell office:value-type="float" office:value="348903" table:style-name="ce46">
            <text:p>348.903</text:p>
          </table:table-cell>
          <table:table-cell office:value-type="percentage" office:value="0.91533547583131103" table:style-name="ce47">
            <text:p>91,5%</text:p>
          </table:table-cell>
          <table:table-cell office:value-type="float" office:value="315744" table:style-name="ce46">
            <text:p>315.744</text:p>
          </table:table-cell>
          <table:table-cell office:value-type="percentage" office:value="0.8690879564002697" table:style-name="ce47">
            <text:p>86,9%</text:p>
          </table:table-cell>
          <table:table-cell office:value-type="float" office:value="206319" table:style-name="ce46">
            <text:p>206.319</text:p>
          </table:table-cell>
          <table:table-cell office:value-type="percentage" office:value="0.77047086633580175" table:style-name="ce47">
            <text:p>77,0%</text:p>
          </table:table-cell>
          <table:table-cell office:value-type="float" office:value="165907" table:style-name="ce46">
            <text:p>165.907</text:p>
          </table:table-cell>
          <table:table-cell office:value-type="percentage" office:value="0.7862667412301072" table:style-name="ce47">
            <text:p>78,6%</text:p>
          </table:table-cell>
          <table:table-cell office:value-type="float" office:value="134061" table:style-name="ce46">
            <text:p>134.061</text:p>
          </table:table-cell>
          <table:table-cell office:value-type="percentage" office:value="0.81081032042675183" table:style-name="ce47">
            <text:p>81,1%</text:p>
          </table:table-cell>
          <table:table-cell office:value-type="float" office:value="1965037" table:style-name="ce46">
            <text:p>1.965.03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29451079447105" table:style-name="ce47">
            <text:p>90,3%</text:p>
          </table:table-cell>
          <table:table-cell office:value-type="percentage" office:value="0.82050283141218194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264" table:style-name="ce46">
            <text:p>136.264</text:p>
          </table:table-cell>
          <table:table-cell office:value-type="percentage" office:value="1" table:style-name="ce47">
            <text:p>100,0%</text:p>
          </table:table-cell>
          <table:table-cell office:value-type="float" office:value="157174" table:style-name="ce46">
            <text:p>157.174</text:p>
          </table:table-cell>
          <table:table-cell office:value-type="percentage" office:value="0.98788819680580264" table:style-name="ce47">
            <text:p>98,8%</text:p>
          </table:table-cell>
          <table:table-cell office:value-type="float" office:value="216638" table:style-name="ce46">
            <text:p>216.638</text:p>
          </table:table-cell>
          <table:table-cell office:value-type="percentage" office:value="0.99173243485744633" table:style-name="ce47">
            <text:p>99,2%</text:p>
          </table:table-cell>
          <table:table-cell office:value-type="float" office:value="277838" table:style-name="ce46">
            <text:p>277.838</text:p>
          </table:table-cell>
          <table:table-cell office:value-type="percentage" office:value="0.90360285939156626" table:style-name="ce47">
            <text:p>90,4%</text:p>
          </table:table-cell>
          <table:table-cell office:value-type="float" office:value="276427" table:style-name="ce46">
            <text:p>276.427</text:p>
          </table:table-cell>
          <table:table-cell office:value-type="percentage" office:value="0.83612468050997413" table:style-name="ce47">
            <text:p>83,6%</text:p>
          </table:table-cell>
          <table:table-cell office:value-type="float" office:value="194917" table:style-name="ce46">
            <text:p>194.917</text:p>
          </table:table-cell>
          <table:table-cell office:value-type="percentage" office:value="0.73304350115268468" table:style-name="ce47">
            <text:p>73,3%</text:p>
          </table:table-cell>
          <table:table-cell office:value-type="float" office:value="161609" table:style-name="ce46">
            <text:p>161.609</text:p>
          </table:table-cell>
          <table:table-cell office:value-type="percentage" office:value="0.74102316026943127" table:style-name="ce47">
            <text:p>74,1%</text:p>
          </table:table-cell>
          <table:table-cell office:value-type="float" office:value="141524" table:style-name="ce46">
            <text:p>141.524</text:p>
          </table:table-cell>
          <table:table-cell office:value-type="percentage" office:value="0.81348722782976568" table:style-name="ce47">
            <text:p>81,3%</text:p>
          </table:table-cell>
          <table:table-cell office:value-type="float" office:value="1562391" table:style-name="ce46">
            <text:p>1.562.391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377975479659264" table:style-name="ce47">
            <text:p>86,4%</text:p>
          </table:table-cell>
          <table:table-cell office:value-type="percentage" office:value="0.76392282301032499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198" table:style-name="ce46">
            <text:p>453.198</text:p>
          </table:table-cell>
          <table:table-cell office:value-type="percentage" office:value="1" table:style-name="ce47">
            <text:p>100,0%</text:p>
          </table:table-cell>
          <table:table-cell office:value-type="float" office:value="614387" table:style-name="ce46">
            <text:p>614.387</text:p>
          </table:table-cell>
          <table:table-cell office:value-type="percentage" office:value="0.96709387179438744" table:style-name="ce47">
            <text:p>96,7%</text:p>
          </table:table-cell>
          <table:table-cell office:value-type="float" office:value="788033" table:style-name="ce46">
            <text:p>788.033</text:p>
          </table:table-cell>
          <table:table-cell office:value-type="percentage" office:value="0.94084056046915887" table:style-name="ce47">
            <text:p>94,1%</text:p>
          </table:table-cell>
          <table:table-cell office:value-type="float" office:value="1014666" table:style-name="ce46">
            <text:p>1.014.666</text:p>
          </table:table-cell>
          <table:table-cell office:value-type="percentage" office:value="0.92936855410430674" table:style-name="ce47">
            <text:p>92,9%</text:p>
          </table:table-cell>
          <table:table-cell office:value-type="float" office:value="1110615" table:style-name="ce46">
            <text:p>1.110.615</text:p>
          </table:table-cell>
          <table:table-cell office:value-type="percentage" office:value="0.8434484775072052" table:style-name="ce47">
            <text:p>84,3%</text:p>
          </table:table-cell>
          <table:table-cell office:value-type="float" office:value="752275" table:style-name="ce46">
            <text:p>752.275</text:p>
          </table:table-cell>
          <table:table-cell office:value-type="percentage" office:value="0.72012019313608744" table:style-name="ce47">
            <text:p>72,0%</text:p>
          </table:table-cell>
          <table:table-cell office:value-type="float" office:value="610017" table:style-name="ce46">
            <text:p>610.017</text:p>
          </table:table-cell>
          <table:table-cell office:value-type="percentage" office:value="0.72713261456489475" table:style-name="ce47">
            <text:p>72,7%</text:p>
          </table:table-cell>
          <table:table-cell office:value-type="float" office:value="511468" table:style-name="ce46">
            <text:p>511.468</text:p>
          </table:table-cell>
          <table:table-cell office:value-type="percentage" office:value="0.77947958291042208" table:style-name="ce47">
            <text:p>77,9%</text:p>
          </table:table-cell>
          <table:table-cell office:value-type="float" office:value="5854659" table:style-name="ce46">
            <text:p>5.854.65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241003674821936" table:style-name="ce47">
            <text:p>85,2%</text:p>
          </table:table-cell>
          <table:table-cell office:value-type="percentage" office:value="0.75248053493878719" table:style-name="ce47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56" table:style-name="ce46">
            <text:p>293.256</text:p>
          </table:table-cell>
          <table:table-cell office:value-type="percentage" office:value="1" table:style-name="ce47">
            <text:p>100,0%</text:p>
          </table:table-cell>
          <table:table-cell office:value-type="float" office:value="431817" table:style-name="ce46">
            <text:p>431.817</text:p>
          </table:table-cell>
          <table:table-cell office:value-type="percentage" office:value="0.9861942803897118" table:style-name="ce47">
            <text:p>98,6%</text:p>
          </table:table-cell>
          <table:table-cell office:value-type="float" office:value="565240" table:style-name="ce46">
            <text:p>565.240</text:p>
          </table:table-cell>
          <table:table-cell office:value-type="percentage" office:value="0.97333002713835048" table:style-name="ce47">
            <text:p>97,3%</text:p>
          </table:table-cell>
          <table:table-cell office:value-type="float" office:value="709650" table:style-name="ce46">
            <text:p>709.650</text:p>
          </table:table-cell>
          <table:table-cell office:value-type="percentage" office:value="0.9432645606871416" table:style-name="ce47">
            <text:p>94,3%</text:p>
          </table:table-cell>
          <table:table-cell office:value-type="float" office:value="744772" table:style-name="ce46">
            <text:p>744.772</text:p>
          </table:table-cell>
          <table:table-cell office:value-type="percentage" office:value="0.87456845328961896" table:style-name="ce47">
            <text:p>87,5%</text:p>
          </table:table-cell>
          <table:table-cell office:value-type="float" office:value="497736" table:style-name="ce46">
            <text:p>497.736</text:p>
          </table:table-cell>
          <table:table-cell office:value-type="percentage" office:value="0.76721247797718417" table:style-name="ce47">
            <text:p>76,7%</text:p>
          </table:table-cell>
          <table:table-cell office:value-type="float" office:value="410721" table:style-name="ce46">
            <text:p>410.721</text:p>
          </table:table-cell>
          <table:table-cell office:value-type="percentage" office:value="0.79577661268759958" table:style-name="ce47">
            <text:p>79,6%</text:p>
          </table:table-cell>
          <table:table-cell office:value-type="float" office:value="358333" table:style-name="ce46">
            <text:p>358.333</text:p>
          </table:table-cell>
          <table:table-cell office:value-type="percentage" office:value="0.84406792436830291" table:style-name="ce47">
            <text:p>84,4%</text:p>
          </table:table-cell>
          <table:table-cell office:value-type="float" office:value="4011525" table:style-name="ce46">
            <text:p>4.011.52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374215070250174" table:style-name="ce47">
            <text:p>89,4%</text:p>
          </table:table-cell>
          <table:table-cell office:value-type="percentage" office:value="0.79320644613891889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50" table:style-name="ce46">
            <text:p>77.450</text:p>
          </table:table-cell>
          <table:table-cell office:value-type="percentage" office:value="1" table:style-name="ce47">
            <text:p>100,0%</text:p>
          </table:table-cell>
          <table:table-cell office:value-type="float" office:value="95439" table:style-name="ce46">
            <text:p>95.439</text:p>
          </table:table-cell>
          <table:table-cell office:value-type="percentage" office:value="1" table:style-name="ce47">
            <text:p>100,0%</text:p>
          </table:table-cell>
          <table:table-cell office:value-type="float" office:value="131658" table:style-name="ce46">
            <text:p>131.658</text:p>
          </table:table-cell>
          <table:table-cell office:value-type="percentage" office:value="1.05076737671293" table:style-name="ce47">
            <text:p>105,1%</text:p>
          </table:table-cell>
          <table:table-cell office:value-type="float" office:value="160298" table:style-name="ce46">
            <text:p>160.298</text:p>
          </table:table-cell>
          <table:table-cell office:value-type="percentage" office:value="0.94729812783661116" table:style-name="ce47">
            <text:p>94,7%</text:p>
          </table:table-cell>
          <table:table-cell office:value-type="float" office:value="144421" table:style-name="ce46">
            <text:p>144.421</text:p>
          </table:table-cell>
          <table:table-cell office:value-type="percentage" office:value="0.90549487755025271" table:style-name="ce47">
            <text:p>90,5%</text:p>
          </table:table-cell>
          <table:table-cell office:value-type="float" office:value="110574" table:style-name="ce46">
            <text:p>110.574</text:p>
          </table:table-cell>
          <table:table-cell office:value-type="percentage" office:value="0.82839997302946533" table:style-name="ce47">
            <text:p>82,8%</text:p>
          </table:table-cell>
          <table:table-cell office:value-type="float" office:value="90187" table:style-name="ce46">
            <text:p>90.187</text:p>
          </table:table-cell>
          <table:table-cell office:value-type="percentage" office:value="0.79586127779738791" table:style-name="ce47">
            <text:p>79,6%</text:p>
          </table:table-cell>
          <table:table-cell office:value-type="float" office:value="74141" table:style-name="ce46">
            <text:p>74.141</text:p>
          </table:table-cell>
          <table:table-cell office:value-type="percentage" office:value="0.87482005899705018" table:style-name="ce47">
            <text:p>87,5%</text:p>
          </table:table-cell>
          <table:table-cell office:value-type="float" office:value="884168" table:style-name="ce46">
            <text:p>884.16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734811004817308" table:style-name="ce47">
            <text:p>92,7%</text:p>
          </table:table-cell>
          <table:table-cell office:value-type="percentage" office:value="0.83099511554182526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41" table:style-name="ce46">
            <text:p>240.741</text:p>
          </table:table-cell>
          <table:table-cell office:value-type="percentage" office:value="1" table:style-name="ce47">
            <text:p>100,0%</text:p>
          </table:table-cell>
          <table:table-cell office:value-type="float" office:value="290153" table:style-name="ce46">
            <text:p>290.153</text:p>
          </table:table-cell>
          <table:table-cell office:value-type="percentage" office:value="1" table:style-name="ce47">
            <text:p>100,0%</text:p>
          </table:table-cell>
          <table:table-cell office:value-type="float" office:value="344942" table:style-name="ce46">
            <text:p>344.942</text:p>
          </table:table-cell>
          <table:table-cell office:value-type="percentage" office:value="0.99427833521173037" table:style-name="ce47">
            <text:p>99,4%</text:p>
          </table:table-cell>
          <table:table-cell office:value-type="float" office:value="389005" table:style-name="ce46">
            <text:p>389.005</text:p>
          </table:table-cell>
          <table:table-cell office:value-type="percentage" office:value="0.95840242036615919" table:style-name="ce47">
            <text:p>95,8%</text:p>
          </table:table-cell>
          <table:table-cell office:value-type="float" office:value="405297" table:style-name="ce46">
            <text:p>405.297</text:p>
          </table:table-cell>
          <table:table-cell office:value-type="percentage" office:value="0.91443546221862226" table:style-name="ce47">
            <text:p>91,4%</text:p>
          </table:table-cell>
          <table:table-cell office:value-type="float" office:value="259881" table:style-name="ce46">
            <text:p>259.881</text:p>
          </table:table-cell>
          <table:table-cell office:value-type="percentage" office:value="0.80357010339880275" table:style-name="ce47">
            <text:p>80,4%</text:p>
          </table:table-cell>
          <table:table-cell office:value-type="float" office:value="194053" table:style-name="ce46">
            <text:p>194.053</text:p>
          </table:table-cell>
          <table:table-cell office:value-type="percentage" office:value="0.84012537827786704" table:style-name="ce47">
            <text:p>84,0%</text:p>
          </table:table-cell>
          <table:table-cell office:value-type="float" office:value="164991" table:style-name="ce46">
            <text:p>164.991</text:p>
          </table:table-cell>
          <table:table-cell office:value-type="percentage" office:value="0.91658102184915036" table:style-name="ce47">
            <text:p>91,7%</text:p>
          </table:table-cell>
          <table:table-cell office:value-type="float" office:value="2289063" table:style-name="ce46">
            <text:p>2.289.06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259963242978094" table:style-name="ce47">
            <text:p>93,3%</text:p>
          </table:table-cell>
          <table:table-cell office:value-type="percentage" office:value="0.84723032890064065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67" table:style-name="ce46">
            <text:p>23.167</text:p>
          </table:table-cell>
          <table:table-cell office:value-type="percentage" office:value="1" table:style-name="ce47">
            <text:p>100,0%</text:p>
          </table:table-cell>
          <table:table-cell office:value-type="float" office:value="28563" table:style-name="ce46">
            <text:p>28.563</text:p>
          </table:table-cell>
          <table:table-cell office:value-type="percentage" office:value="1" table:style-name="ce47">
            <text:p>100,0%</text:p>
          </table:table-cell>
          <table:table-cell office:value-type="float" office:value="37498" table:style-name="ce46">
            <text:p>37.498</text:p>
          </table:table-cell>
          <table:table-cell office:value-type="percentage" office:value="0.99416724110504273" table:style-name="ce47">
            <text:p>99,4%</text:p>
          </table:table-cell>
          <table:table-cell office:value-type="float" office:value="44792" table:style-name="ce46">
            <text:p>44.792</text:p>
          </table:table-cell>
          <table:table-cell office:value-type="percentage" office:value="0.93974488083249408" table:style-name="ce47">
            <text:p>94,0%</text:p>
          </table:table-cell>
          <table:table-cell office:value-type="float" office:value="46794" table:style-name="ce46">
            <text:p>46.794</text:p>
          </table:table-cell>
          <table:table-cell office:value-type="percentage" office:value="0.88378944982718566" table:style-name="ce47">
            <text:p>88,4%</text:p>
          </table:table-cell>
          <table:table-cell office:value-type="float" office:value="30301" table:style-name="ce46">
            <text:p>30.301</text:p>
          </table:table-cell>
          <table:table-cell office:value-type="percentage" office:value="0.77064523512805516" table:style-name="ce47">
            <text:p>77,1%</text:p>
          </table:table-cell>
          <table:table-cell office:value-type="float" office:value="23124" table:style-name="ce46">
            <text:p>23.124</text:p>
          </table:table-cell>
          <table:table-cell office:value-type="percentage" office:value="0.75920940311248275" table:style-name="ce47">
            <text:p>75,9%</text:p>
          </table:table-cell>
          <table:table-cell office:value-type="float" office:value="21030" table:style-name="ce46">
            <text:p>21.030</text:p>
          </table:table-cell>
          <table:table-cell office:value-type="percentage" office:value="0.8236722544258186" table:style-name="ce47">
            <text:p>82,4%</text:p>
          </table:table-cell>
          <table:table-cell office:value-type="float" office:value="255269" table:style-name="ce46">
            <text:p>255.26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892946438004018" table:style-name="ce47">
            <text:p>89,9%</text:p>
          </table:table-cell>
          <table:table-cell office:value-type="percentage" office:value="0.79793006870596472" table:style-name="ce47">
            <text:p>79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039" table:style-name="ce46">
            <text:p>371.039</text:p>
          </table:table-cell>
          <table:table-cell office:value-type="percentage" office:value="1" table:style-name="ce47">
            <text:p>100,0%</text:p>
          </table:table-cell>
          <table:table-cell office:value-type="float" office:value="509006" table:style-name="ce46">
            <text:p>509.006</text:p>
          </table:table-cell>
          <table:table-cell office:value-type="percentage" office:value="0.96754302094164202" table:style-name="ce47">
            <text:p>96,8%</text:p>
          </table:table-cell>
          <table:table-cell office:value-type="float" office:value="676858" table:style-name="ce46">
            <text:p>676.858</text:p>
          </table:table-cell>
          <table:table-cell office:value-type="percentage" office:value="0.96237148507869075" table:style-name="ce47">
            <text:p>96,2%</text:p>
          </table:table-cell>
          <table:table-cell office:value-type="float" office:value="933322" table:style-name="ce46">
            <text:p>933.322</text:p>
          </table:table-cell>
          <table:table-cell office:value-type="percentage" office:value="0.95943494078329905" table:style-name="ce47">
            <text:p>95,9%</text:p>
          </table:table-cell>
          <table:table-cell office:value-type="float" office:value="1012207" table:style-name="ce46">
            <text:p>1.012.207</text:p>
          </table:table-cell>
          <table:table-cell office:value-type="percentage" office:value="0.86812364973056788" table:style-name="ce47">
            <text:p>86,8%</text:p>
          </table:table-cell>
          <table:table-cell office:value-type="float" office:value="720936" table:style-name="ce46">
            <text:p>720.936</text:p>
          </table:table-cell>
          <table:table-cell office:value-type="percentage" office:value="0.75916768459626804" table:style-name="ce47">
            <text:p>75,9%</text:p>
          </table:table-cell>
          <table:table-cell office:value-type="float" office:value="571846" table:style-name="ce46">
            <text:p>571.846</text:p>
          </table:table-cell>
          <table:table-cell office:value-type="percentage" office:value="0.77018889524899825" table:style-name="ce47">
            <text:p>77,0%</text:p>
          </table:table-cell>
          <table:table-cell office:value-type="float" office:value="439264" table:style-name="ce46">
            <text:p>439.264</text:p>
          </table:table-cell>
          <table:table-cell office:value-type="percentage" office:value="0.79355134750389311" table:style-name="ce47">
            <text:p>79,4%</text:p>
          </table:table-cell>
          <table:table-cell office:value-type="float" office:value="5234478" table:style-name="ce46">
            <text:p>5.234.47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563284792061202" table:style-name="ce47">
            <text:p>87,6%</text:p>
          </table:table-cell>
          <table:table-cell office:value-type="percentage" office:value="0.77205965644270225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123" table:style-name="ce46">
            <text:p>73.123</text:p>
          </table:table-cell>
          <table:table-cell office:value-type="percentage" office:value="1" table:style-name="ce47">
            <text:p>100,0%</text:p>
          </table:table-cell>
          <table:table-cell office:value-type="float" office:value="102126" table:style-name="ce46">
            <text:p>102.126</text:p>
          </table:table-cell>
          <table:table-cell office:value-type="percentage" office:value="0.99248777927871024" table:style-name="ce47">
            <text:p>99,2%</text:p>
          </table:table-cell>
          <table:table-cell office:value-type="float" office:value="145681" table:style-name="ce46">
            <text:p>145.681</text:p>
          </table:table-cell>
          <table:table-cell office:value-type="percentage" office:value="0.99164108393631434" table:style-name="ce47">
            <text:p>99,2%</text:p>
          </table:table-cell>
          <table:table-cell office:value-type="float" office:value="204826" table:style-name="ce46">
            <text:p>204.826</text:p>
          </table:table-cell>
          <table:table-cell office:value-type="percentage" office:value="0.96047004539145442" table:style-name="ce47">
            <text:p>96,0%</text:p>
          </table:table-cell>
          <table:table-cell office:value-type="float" office:value="226599" table:style-name="ce46">
            <text:p>226.599</text:p>
          </table:table-cell>
          <table:table-cell office:value-type="percentage" office:value="0.89157095810857068" table:style-name="ce47">
            <text:p>89,2%</text:p>
          </table:table-cell>
          <table:table-cell office:value-type="float" office:value="161013" table:style-name="ce46">
            <text:p>161.013</text:p>
          </table:table-cell>
          <table:table-cell office:value-type="percentage" office:value="0.77038607101333478" table:style-name="ce47">
            <text:p>77,0%</text:p>
          </table:table-cell>
          <table:table-cell office:value-type="float" office:value="133633" table:style-name="ce46">
            <text:p>133.633</text:p>
          </table:table-cell>
          <table:table-cell office:value-type="percentage" office:value="0.77581742603687709" table:style-name="ce47">
            <text:p>77,6%</text:p>
          </table:table-cell>
          <table:table-cell office:value-type="float" office:value="114583" table:style-name="ce46">
            <text:p>114.583</text:p>
          </table:table-cell>
          <table:table-cell office:value-type="percentage" office:value="0.80752533581405839" table:style-name="ce47">
            <text:p>80,8%</text:p>
          </table:table-cell>
          <table:table-cell office:value-type="float" office:value="1161584" table:style-name="ce46">
            <text:p>1.161.58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661262142814068" table:style-name="ce47">
            <text:p>88,7%</text:p>
          </table:table-cell>
          <table:table-cell office:value-type="percentage" office:value="0.76862413986822842" table:style-name="ce47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8" table:style-name="ce46">
            <text:p>42.128</text:p>
          </table:table-cell>
          <table:table-cell office:value-type="percentage" office:value="1" table:style-name="ce47">
            <text:p>100,0%</text:p>
          </table:table-cell>
          <table:table-cell office:value-type="float" office:value="55755" table:style-name="ce46">
            <text:p>55.755</text:p>
          </table:table-cell>
          <table:table-cell office:value-type="percentage" office:value="0.99933682248351019" table:style-name="ce47">
            <text:p>99,9%</text:p>
          </table:table-cell>
          <table:table-cell office:value-type="float" office:value="71716" table:style-name="ce46">
            <text:p>71.716</text:p>
          </table:table-cell>
          <table:table-cell office:value-type="percentage" office:value="0.9711824928227073" table:style-name="ce47">
            <text:p>97,1%</text:p>
          </table:table-cell>
          <table:table-cell office:value-type="float" office:value="91311" table:style-name="ce46">
            <text:p>91.311</text:p>
          </table:table-cell>
          <table:table-cell office:value-type="percentage" office:value="0.94432953440751233" table:style-name="ce47">
            <text:p>94,4%</text:p>
          </table:table-cell>
          <table:table-cell office:value-type="float" office:value="94493" table:style-name="ce46">
            <text:p>94.493</text:p>
          </table:table-cell>
          <table:table-cell office:value-type="percentage" office:value="0.8749189829817966" table:style-name="ce47">
            <text:p>87,5%</text:p>
          </table:table-cell>
          <table:table-cell office:value-type="float" office:value="62877" table:style-name="ce46">
            <text:p>62.877</text:p>
          </table:table-cell>
          <table:table-cell office:value-type="percentage" office:value="0.77300500362670732" table:style-name="ce47">
            <text:p>77,3%</text:p>
          </table:table-cell>
          <table:table-cell office:value-type="float" office:value="55332" table:style-name="ce46">
            <text:p>55.332</text:p>
          </table:table-cell>
          <table:table-cell office:value-type="percentage" office:value="0.81218899995596461" table:style-name="ce47">
            <text:p>81,2%</text:p>
          </table:table-cell>
          <table:table-cell office:value-type="float" office:value="47947" table:style-name="ce46">
            <text:p>47.947</text:p>
          </table:table-cell>
          <table:table-cell office:value-type="percentage" office:value="0.85030502943888775" table:style-name="ce47">
            <text:p>85,0%</text:p>
          </table:table-cell>
          <table:table-cell office:value-type="float" office:value="521559" table:style-name="ce46">
            <text:p>521.55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714528497266721" table:style-name="ce47">
            <text:p>89,7%</text:p>
          </table:table-cell>
          <table:table-cell office:value-type="percentage" office:value="0.78881029405759551" table:style-name="ce47">
            <text:p>78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63" table:style-name="ce46">
            <text:p>161.863</text:p>
          </table:table-cell>
          <table:table-cell office:value-type="percentage" office:value="1.0247736625514403" table:style-name="ce47">
            <text:p>102,5%</text:p>
          </table:table-cell>
          <table:table-cell office:value-type="float" office:value="212185" table:style-name="ce46">
            <text:p>212.185</text:p>
          </table:table-cell>
          <table:table-cell office:value-type="percentage" office:value="0.99579502630455086" table:style-name="ce47">
            <text:p>99,6%</text:p>
          </table:table-cell>
          <table:table-cell office:value-type="float" office:value="273250" table:style-name="ce46">
            <text:p>273.250</text:p>
          </table:table-cell>
          <table:table-cell office:value-type="percentage" office:value="0.97547827887433558" table:style-name="ce47">
            <text:p>97,5%</text:p>
          </table:table-cell>
          <table:table-cell office:value-type="float" office:value="320564" table:style-name="ce46">
            <text:p>320.564</text:p>
          </table:table-cell>
          <table:table-cell office:value-type="percentage" office:value="0.94289907846707277" table:style-name="ce47">
            <text:p>94,3%</text:p>
          </table:table-cell>
          <table:table-cell office:value-type="float" office:value="315982" table:style-name="ce46">
            <text:p>315.982</text:p>
          </table:table-cell>
          <table:table-cell office:value-type="percentage" office:value="0.87255787238390314" table:style-name="ce47">
            <text:p>87,3%</text:p>
          </table:table-cell>
          <table:table-cell office:value-type="float" office:value="197305" table:style-name="ce46">
            <text:p>197.305</text:p>
          </table:table-cell>
          <table:table-cell office:value-type="percentage" office:value="0.75728382647010284" table:style-name="ce47">
            <text:p>75,7%</text:p>
          </table:table-cell>
          <table:table-cell office:value-type="float" office:value="158544" table:style-name="ce46">
            <text:p>158.544</text:p>
          </table:table-cell>
          <table:table-cell office:value-type="percentage" office:value="0.78668611747893658" table:style-name="ce47">
            <text:p>78,7%</text:p>
          </table:table-cell>
          <table:table-cell office:value-type="float" office:value="142689" table:style-name="ce46">
            <text:p>142.689</text:p>
          </table:table-cell>
          <table:table-cell office:value-type="percentage" office:value="0.84628660901747266" table:style-name="ce47">
            <text:p>84,6%</text:p>
          </table:table-cell>
          <table:table-cell office:value-type="float" office:value="1782382" table:style-name="ce46">
            <text:p>1.782.38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840383519082956" table:style-name="ce47">
            <text:p>89,8%</text:p>
          </table:table-cell>
          <table:table-cell office:value-type="percentage" office:value="0.80269254187337646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0" table:style-name="ce46">
            <text:p>2.380</text:p>
          </table:table-cell>
          <table:table-cell office:value-type="percentage" office:value="0.91362763915547029" table:style-name="ce47">
            <text:p>91,4%</text:p>
          </table:table-cell>
          <table:table-cell office:value-type="float" office:value="3861" table:style-name="ce46">
            <text:p>3.861</text:p>
          </table:table-cell>
          <table:table-cell office:value-type="percentage" office:value="0.89416396479851779" table:style-name="ce47">
            <text:p>89,4%</text:p>
          </table:table-cell>
          <table:table-cell office:value-type="float" office:value="7531" table:style-name="ce46">
            <text:p>7.531</text:p>
          </table:table-cell>
          <table:table-cell office:value-type="percentage" office:value="0.95850833651520939" table:style-name="ce47">
            <text:p>95,9%</text:p>
          </table:table-cell>
          <table:table-cell office:value-type="float" office:value="10456" table:style-name="ce46">
            <text:p>10.456</text:p>
          </table:table-cell>
          <table:table-cell office:value-type="percentage" office:value="0.90481135340948426" table:style-name="ce47">
            <text:p>90,5%</text:p>
          </table:table-cell>
          <table:table-cell office:value-type="float" office:value="10902" table:style-name="ce46">
            <text:p>10.902</text:p>
          </table:table-cell>
          <table:table-cell office:value-type="percentage" office:value="0.86236355007119125" table:style-name="ce47">
            <text:p>86,2%</text:p>
          </table:table-cell>
          <table:table-cell office:value-type="float" office:value="8822" table:style-name="ce46">
            <text:p>8.822</text:p>
          </table:table-cell>
          <table:table-cell office:value-type="percentage" office:value="0.74171851353623675" table:style-name="ce47">
            <text:p>74,2%</text:p>
          </table:table-cell>
          <table:table-cell office:value-type="float" office:value="8454" table:style-name="ce46">
            <text:p>8.454</text:p>
          </table:table-cell>
          <table:table-cell office:value-type="percentage" office:value="0.77085802863134856" table:style-name="ce47">
            <text:p>77,1%</text:p>
          </table:table-cell>
          <table:table-cell office:value-type="float" office:value="7706" table:style-name="ce46">
            <text:p>7.706</text:p>
          </table:table-cell>
          <table:table-cell office:value-type="percentage" office:value="0.84440061363138286" table:style-name="ce47">
            <text:p>84,4%</text:p>
          </table:table-cell>
          <table:table-cell office:value-type="float" office:value="60112" table:style-name="ce46">
            <text:p>60.11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4706545480166284" table:style-name="ce47">
            <text:p>84,7%</text:p>
          </table:table-cell>
          <table:table-cell office:value-type="percentage" office:value="0.71390228260611388" table:style-name="ce47">
            <text:p>71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7" table:style-name="ce46">
            <text:p>1.967</text:p>
          </table:table-cell>
          <table:table-cell office:value-type="percentage" office:value="0.83737760749254997" table:style-name="ce47">
            <text:p>83,7%</text:p>
          </table:table-cell>
          <table:table-cell office:value-type="float" office:value="3249" table:style-name="ce46">
            <text:p>3.249</text:p>
          </table:table-cell>
          <table:table-cell office:value-type="percentage" office:value="0.86686232657417284" table:style-name="ce47">
            <text:p>86,7%</text:p>
          </table:table-cell>
          <table:table-cell office:value-type="float" office:value="7021" table:style-name="ce46">
            <text:p>7.021</text:p>
          </table:table-cell>
          <table:table-cell office:value-type="percentage" office:value="0.89702312507985182" table:style-name="ce47">
            <text:p>89,7%</text:p>
          </table:table-cell>
          <table:table-cell office:value-type="float" office:value="9500" table:style-name="ce46">
            <text:p>9.500</text:p>
          </table:table-cell>
          <table:table-cell office:value-type="percentage" office:value="0.84078237012124968" table:style-name="ce47">
            <text:p>84,1%</text:p>
          </table:table-cell>
          <table:table-cell office:value-type="float" office:value="9852" table:style-name="ce46">
            <text:p>9.852</text:p>
          </table:table-cell>
          <table:table-cell office:value-type="percentage" office:value="0.82086318946842196" table:style-name="ce47">
            <text:p>82,1%</text:p>
          </table:table-cell>
          <table:table-cell office:value-type="float" office:value="8265" table:style-name="ce46">
            <text:p>8.265</text:p>
          </table:table-cell>
          <table:table-cell office:value-type="percentage" office:value="0.68120003296793863" table:style-name="ce47">
            <text:p>68,1%</text:p>
          </table:table-cell>
          <table:table-cell office:value-type="float" office:value="8005" table:style-name="ce46">
            <text:p>8.005</text:p>
          </table:table-cell>
          <table:table-cell office:value-type="percentage" office:value="0.66736140058357651" table:style-name="ce47">
            <text:p>66,7%</text:p>
          </table:table-cell>
          <table:table-cell office:value-type="float" office:value="7306" table:style-name="ce46">
            <text:p>7.306</text:p>
          </table:table-cell>
          <table:table-cell office:value-type="percentage" office:value="0.76310841863379986" table:style-name="ce47">
            <text:p>76,3%</text:p>
          </table:table-cell>
          <table:table-cell office:value-type="float" office:value="55165" table:style-name="ce46">
            <text:p>55.16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7777151155413315" table:style-name="ce47">
            <text:p>77,8%</text:p>
          </table:table-cell>
          <table:table-cell office:value-type="percentage" office:value="0.63352703385548259" table:style-name="ce47">
            <text:p>63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411" table:style-name="ce46">
            <text:p>3.411</text:p>
          </table:table-cell>
          <table:table-cell office:value-type="string" table:style-name="ce47">
            <text:p>-</text:p>
          </table:table-cell>
          <table:table-cell office:value-type="float" office:value="8948" table:style-name="ce46">
            <text:p>8.948</text:p>
          </table:table-cell>
          <table:table-cell office:value-type="string" table:style-name="ce47">
            <text:p>-</text:p>
          </table:table-cell>
          <table:table-cell office:value-type="float" office:value="20710" table:style-name="ce46">
            <text:p>20.710</text:p>
          </table:table-cell>
          <table:table-cell office:value-type="string" table:style-name="ce47">
            <text:p>-</text:p>
          </table:table-cell>
          <table:table-cell office:value-type="float" office:value="29950" table:style-name="ce46">
            <text:p>29.950</text:p>
          </table:table-cell>
          <table:table-cell office:value-type="string" table:style-name="ce47">
            <text:p>-</text:p>
          </table:table-cell>
          <table:table-cell office:value-type="float" office:value="22630" table:style-name="ce46">
            <text:p>22.630</text:p>
          </table:table-cell>
          <table:table-cell office:value-type="string" table:style-name="ce47">
            <text:p>-</text:p>
          </table:table-cell>
          <table:table-cell office:value-type="float" office:value="1152" table:style-name="ce46">
            <text:p>1.152</text:p>
          </table:table-cell>
          <table:table-cell office:value-type="string" table:style-name="ce47">
            <text:p>-</text:p>
          </table:table-cell>
          <table:table-cell office:value-type="float" office:value="86841" table:style-name="ce46">
            <text:p>86.84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6" table:style-name="ce49">
            <text:p>36</text:p>
          </table:table-cell>
          <table:table-cell office:value-type="string" table:style-name="ce50">
            <text:p>-</text:p>
          </table:table-cell>
          <table:table-cell office:value-type="float" office:value="216" table:style-name="ce49">
            <text:p>216</text:p>
          </table:table-cell>
          <table:table-cell office:value-type="string" table:style-name="ce50">
            <text:p>-</text:p>
          </table:table-cell>
          <table:table-cell office:value-type="float" office:value="675" table:style-name="ce49">
            <text:p>675</text:p>
          </table:table-cell>
          <table:table-cell office:value-type="string" table:style-name="ce50">
            <text:p>-</text:p>
          </table:table-cell>
          <table:table-cell office:value-type="float" office:value="1284" table:style-name="ce49">
            <text:p>1.284</text:p>
          </table:table-cell>
          <table:table-cell office:value-type="string" table:style-name="ce50">
            <text:p>-</text:p>
          </table:table-cell>
          <table:table-cell office:value-type="float" office:value="1484" table:style-name="ce49">
            <text:p>1.484</text:p>
          </table:table-cell>
          <table:table-cell office:value-type="string" table:style-name="ce50">
            <text:p>-</text:p>
          </table:table-cell>
          <table:table-cell office:value-type="float" office:value="1242" table:style-name="ce49">
            <text:p>1.242</text:p>
          </table:table-cell>
          <table:table-cell office:value-type="string" table:style-name="ce50">
            <text:p>-</text:p>
          </table:table-cell>
          <table:table-cell office:value-type="float" office:value="155" table:style-name="ce49">
            <text:p>155</text:p>
          </table:table-cell>
          <table:table-cell office:value-type="string" table:style-name="ce50">
            <text:p>-</text:p>
          </table:table-cell>
          <table:table-cell office:value-type="float" office:value="5118" table:style-name="ce49">
            <text:p>5.118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5021" table:style-name="ce53">
            <text:p>2.905.021</text:p>
          </table:table-cell>
          <table:table-cell office:value-type="percentage" office:value="1" table:style-name="ce54">
            <text:p>100,0%</text:p>
          </table:table-cell>
          <table:table-cell office:value-type="float" office:value="3919593" table:style-name="ce53">
            <text:p>3.919.593</text:p>
          </table:table-cell>
          <table:table-cell office:value-type="percentage" office:value="0.98978496456479659" table:style-name="ce54">
            <text:p>99,0%</text:p>
          </table:table-cell>
          <table:table-cell office:value-type="float" office:value="5215882" table:style-name="ce53">
            <text:p>5.215.882</text:p>
          </table:table-cell>
          <table:table-cell office:value-type="percentage" office:value="0.97730854081311058" table:style-name="ce54">
            <text:p>97,7%</text:p>
          </table:table-cell>
          <table:table-cell office:value-type="float" office:value="6618211" table:style-name="ce53">
            <text:p>6.618.211</text:p>
          </table:table-cell>
          <table:table-cell office:value-type="percentage" office:value="0.94098152419360115" table:style-name="ce54">
            <text:p>94,1%</text:p>
          </table:table-cell>
          <table:table-cell office:value-type="float" office:value="6874745" table:style-name="ce53">
            <text:p>6.874.745</text:p>
          </table:table-cell>
          <table:table-cell office:value-type="percentage" office:value="0.87113204608820594" table:style-name="ce54">
            <text:p>87,1%</text:p>
          </table:table-cell>
          <table:table-cell office:value-type="float" office:value="4761272" table:style-name="ce53">
            <text:p>4.761.272</text:p>
          </table:table-cell>
          <table:table-cell office:value-type="percentage" office:value="0.76419968339126698" table:style-name="ce54">
            <text:p>76,4%</text:p>
          </table:table-cell>
          <table:table-cell office:value-type="float" office:value="3835236" table:style-name="ce53">
            <text:p>3.835.236</text:p>
          </table:table-cell>
          <table:table-cell office:value-type="percentage" office:value="0.77563503106393994" table:style-name="ce54">
            <text:p>77,6%</text:p>
          </table:table-cell>
          <table:table-cell office:value-type="float" office:value="3217327" table:style-name="ce53">
            <text:p>3.217.327</text:p>
          </table:table-cell>
          <table:table-cell office:value-type="percentage" office:value="0.82735582147800057" table:style-name="ce54">
            <text:p>82,7%</text:p>
          </table:table-cell>
          <table:table-cell office:value-type="float" office:value="37347287" table:style-name="ce53">
            <text:p>37.347.28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669136746454347" table:style-name="ce54">
            <text:p>88,7%</text:p>
          </table:table-cell>
          <table:table-cell office:value-type="percentage" office:value="0.78707399949779555" table:style-name="ce54">
            <text:p>78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03T15:52:38Z</dc:date>
  </office:meta>
</office:document-meta>
</file>